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Courier New1" svg:font-family="'Courier New'" style:font-family-generic="modern"/>
    <style:font-face style:name="Courier" svg:font-family="Courier, 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76cm"/>
      <style:text-properties style:font-name="Liberation Serif" fo:background-color="#ffffff"/>
    </style:style>
    <style:style style:name="P2" style:family="paragraph" style:parent-style-name="Standard">
      <style:paragraph-properties style:line-height-at-least="0.476cm"/>
      <style:text-properties style:font-name="Liberation Serif" officeooo:paragraph-rsid="001e2367" fo:background-color="#ffffff"/>
    </style:style>
    <style:style style:name="P3" style:family="paragraph" style:parent-style-name="Standard">
      <style:paragraph-properties fo:line-height="100%" fo:text-align="justify" style:justify-single-word="false"/>
      <style:text-properties style:font-name="Liberation Serif" fo:font-weight="bold" officeooo:paragraph-rsid="001aca2c" style:font-weight-asian="bold" style:font-name-complex="Verdana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971ee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444444" style:font-name="Liberation Serif" officeooo:paragraph-rsid="001971ee" style:font-name-asian="Times New Roman" style:font-name-complex="Courier New1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44444" style:font-name="Liberation Serif" officeooo:paragraph-rsid="001971ee" style:font-name-asian="Times New Roman" style:font-name-complex="Courier New1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444444" style:font-name="Liberation Serif" officeooo:paragraph-rsid="001971ee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444444" style:font-name="Liberation Serif" fo:font-size="10pt" officeooo:paragraph-rsid="001971ee" style:font-name-asian="Times New Roman" style:font-size-asian="10pt" style:font-name-complex="Courier New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6pt" fo:font-weight="bold" officeooo:paragraph-rsid="001971ee" style:font-size-asian="16pt" style:font-weight-asian="bold" style:font-name-complex="Verdana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6pt" fo:font-weight="bold" officeooo:paragraph-rsid="001e2367" style:font-size-asian="16pt" style:font-weight-asian="bold" style:font-name-complex="Verdana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6pt" fo:font-weight="bold" officeooo:paragraph-rsid="001ff278" style:font-size-asian="16pt" style:font-weight-asian="bold" style:font-name-complex="Verdana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6pt" fo:font-weight="bold" officeooo:paragraph-rsid="001aca2c" style:font-size-asian="16pt" style:font-weight-asian="bold" style:font-name-complex="Verdana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6pt" fo:font-weight="bold" officeooo:paragraph-rsid="001c51c5" style:font-size-asian="16pt" style:font-weight-asian="bold" style:font-name-complex="Verdana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6pt" fo:font-weight="bold" officeooo:paragraph-rsid="002bc1d6" style:font-size-asian="16pt" style:font-weight-asian="bold" style:font-name-complex="Verdana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6pt" fo:font-weight="bold" officeooo:paragraph-rsid="001971ee" style:font-size-asian="16pt" style:font-weight-asian="bold" style:font-name-complex="Verdana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6pt" fo:font-weight="bold" officeooo:paragraph-rsid="001ff278" style:font-size-asian="16pt" style:font-weight-asian="bold" style:font-name-complex="Verdana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6pt" fo:font-weight="bold" officeooo:rsid="00202acf" officeooo:paragraph-rsid="00202acf" style:font-size-asian="16pt" style:font-weight-asian="bold" style:font-name-complex="Verdana"/>
    </style:style>
    <style:style style:name="P18" style:family="paragraph" style:parent-style-name="Standard">
      <style:paragraph-properties fo:margin-top="0cm" fo:margin-bottom="0cm" loext:contextual-spacing="false" fo:line-height="100%" style:text-autospace="none"/>
      <style:text-properties style:font-name="Liberation Serif" fo:font-size="16pt" fo:font-weight="bold" officeooo:paragraph-rsid="001c51c5" style:font-size-asian="16pt" style:font-weight-asian="bold" style:font-name-complex="Verdana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6pt" fo:font-weight="bold" officeooo:paragraph-rsid="001971ee" style:font-size-asian="16pt" style:font-weight-asian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6pt" fo:font-weight="bold" officeooo:paragraph-rsid="001aca2c" style:font-size-asian="16pt" style:font-weight-asian="bold" style:font-name-complex="Courier New1" style:font-size-complex="16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6pt" fo:font-weight="bold" officeooo:paragraph-rsid="001aca2c" style:font-size-asian="16pt" style:font-weight-asian="bold" style:font-name-complex="Courier New1" style:font-size-complex="16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6pt" style:text-underline-style="solid" style:text-underline-width="auto" style:text-underline-color="font-color" fo:font-weight="bold" officeooo:paragraph-rsid="001971ee" style:font-size-asian="16pt" style:font-weight-asian="bold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6pt" style:text-underline-style="solid" style:text-underline-width="auto" style:text-underline-color="font-color" fo:font-weight="bold" officeooo:paragraph-rsid="001971ee" style:font-size-asian="16pt" style:font-weight-asian="bold" style:font-name-complex="Verdana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6pt" style:text-underline-style="solid" style:text-underline-width="auto" style:text-underline-color="font-color" officeooo:paragraph-rsid="001971ee" style:font-size-asian="16pt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weight="bold" officeooo:paragraph-rsid="001971ee" style:font-weight-asian="bold" style:font-name-complex="Verdana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weight="bold" officeooo:paragraph-rsid="001aca2c" style:font-weight-asian="bold" style:font-name-complex="Verdana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weight="bold" officeooo:paragraph-rsid="001c51c5" style:font-weight-asian="bold" style:font-name-complex="Verdana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weight="bold" officeooo:paragraph-rsid="001c51c5" style:font-weight-asian="bold" style:font-name-complex="Verdana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weight="bold" officeooo:paragraph-rsid="002bc1d6" style:font-weight-asian="bold" style:font-name-complex="Verdana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weight="bold" officeooo:paragraph-rsid="001971ee" style:font-weight-asian="bold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weight="bold" officeooo:paragraph-rsid="001971ee" style:font-weight-asian="bold" style:font-name-complex="Times New Roman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weight="bold" officeooo:paragraph-rsid="001aca2c" style:font-weight-asian="bold" style:font-name-complex="Times New Roman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weight="bold" officeooo:paragraph-rsid="001aca2c" style:font-weight-asian="bold" style:font-name-complex="Courier New1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weight="bold" officeooo:rsid="002bc1d6" officeooo:paragraph-rsid="002bc1d6" style:font-weight-asian="bold" style:font-name-complex="Courier New1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officeooo:paragraph-rsid="001971ee" style:font-name-complex="Courier New1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officeooo:paragraph-rsid="001aca2c" style:font-name-complex="Courier New1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officeooo:paragraph-rsid="001971ee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officeooo:paragraph-rsid="001e2367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officeooo:paragraph-rsid="001aca2c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officeooo:paragraph-rsid="001aca2c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officeooo:paragraph-rsid="001971ee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style:text-underline-style="solid" style:text-underline-width="auto" style:text-underline-color="font-color" fo:font-weight="bold" officeooo:paragraph-rsid="001971ee" style:font-weight-asian="bold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2pt" fo:font-weight="bold" officeooo:paragraph-rsid="001971ee" style:font-size-asian="12pt" style:font-weight-asian="bold" style:font-name-complex="Verdana"/>
    </style:style>
    <style:style style:name="P44" style:family="paragraph" style:parent-style-name="Standard">
      <style:paragraph-properties fo:margin-top="0cm" fo:margin-bottom="0cm" loext:contextual-spacing="false" fo:line-height="100%" style:text-autospace="none"/>
      <style:text-properties style:font-name="Liberation Serif" fo:font-size="10pt" officeooo:paragraph-rsid="001c51c5" style:font-size-asian="10pt" style:font-name-complex="Courier New1" style:font-size-complex="10pt"/>
    </style:style>
    <style:style style:name="P45" style:family="paragraph" style:parent-style-name="Standard">
      <style:paragraph-properties fo:margin-top="0cm" fo:margin-bottom="0cm" loext:contextual-spacing="false" fo:line-height="100%" style:text-autospace="none"/>
      <style:text-properties style:font-name="Liberation Serif" fo:font-size="10pt" fo:font-weight="bold" officeooo:paragraph-rsid="001c51c5" style:font-size-asian="10pt" style:font-weight-asian="bold" style:font-name-complex="Courier New1" style:font-size-complex="10pt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/>
      <style:text-properties style:font-name="Liberation Serif" fo:font-size="10pt" fo:font-weight="bold" officeooo:paragraph-rsid="001c51c5" style:font-size-asian="10pt" style:font-weight-asian="bold" style:font-name-complex="Courier New1" style:font-size-complex="10pt"/>
    </style:style>
    <style:style style:name="P4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Liberation Serif" fo:font-weight="normal" officeooo:paragraph-rsid="001aca2c" style:font-weight-asian="normal" style:font-name-complex="Courier New1" style:font-weight-complex="normal"/>
    </style:style>
    <style:style style:name="P48" style:family="paragraph" style:parent-style-name="HTML_20_Preformatted">
      <style:paragraph-properties fo:margin-left="0.053cm" fo:margin-right="0cm" fo:text-indent="0cm" style:auto-text-indent="false"/>
      <style:text-properties style:font-name="Liberation Serif" officeooo:paragraph-rsid="001971ee"/>
    </style:style>
    <style:style style:name="P49" style:family="paragraph" style:parent-style-name="Normal_20__28_Web_29_">
      <style:paragraph-properties fo:margin-left="0.053cm" fo:margin-right="0cm" fo:text-indent="0cm" style:auto-text-indent="false"/>
      <style:text-properties style:font-name="Liberation Serif" officeooo:paragraph-rsid="001971ee"/>
    </style:style>
    <style:style style:name="P50" style:family="paragraph" style:parent-style-name="Normal_20__28_Web_29_">
      <style:text-properties officeooo:paragraph-rsid="001971ee"/>
    </style:style>
    <style:style style:name="P51" style:family="paragraph" style:parent-style-name="Normal_20__28_Web_29_">
      <style:text-properties style:font-name="Liberation Serif" officeooo:paragraph-rsid="001971ee"/>
    </style:style>
    <style:style style:name="P52" style:family="paragraph" style:parent-style-name="Preformatted_20_Text">
      <style:paragraph-properties fo:line-height="125%"/>
      <style:text-properties style:font-name="Liberation Serif"/>
    </style:style>
    <style:style style:name="P53" style:family="paragraph" style:parent-style-name="Preformatted_20_Text">
      <style:paragraph-properties fo:margin-top="0cm" fo:margin-bottom="0.499cm" loext:contextual-spacing="false"/>
    </style:style>
    <style:style style:name="P54" style:family="paragraph" style:parent-style-name="Preformatted_20_Text">
      <style:paragraph-properties fo:margin-top="0cm" fo:margin-bottom="0.499cm" loext:contextual-spacing="false" fo:line-height="125%"/>
      <style:text-properties style:font-name="Liberation Serif"/>
    </style:style>
    <style:style style:name="P55" style:family="paragraph" style:parent-style-name="Preformatted_20_Text">
      <style:paragraph-properties fo:margin-top="0cm" fo:margin-bottom="0.499cm" loext:contextual-spacing="false" fo:line-height="125%"/>
      <style:text-properties style:font-name="Liberation Serif" fo:font-size="13pt" fo:font-weight="bold" officeooo:rsid="00202acf" officeooo:paragraph-rsid="00202acf" style:font-size-asian="13pt" style:font-weight-asian="bold" style:font-size-complex="13pt" style:font-weight-complex="bold"/>
    </style:style>
    <style:style style:name="P56" style:family="paragraph" style:parent-style-name="Preformatted_20_Text">
      <style:paragraph-properties fo:margin-top="0cm" fo:margin-bottom="0.499cm" loext:contextual-spacing="false" fo:line-height="125%"/>
      <style:text-properties style:font-name="Liberation Serif" fo:font-size="13pt" fo:font-weight="normal" officeooo:rsid="00202acf" officeooo:paragraph-rsid="00202acf" style:font-size-asian="13pt" style:font-weight-asian="normal" style:font-size-complex="13pt" style:font-weight-complex="normal"/>
    </style:style>
    <style:style style:name="P5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Liberation Serif" fo:font-size="12pt" fo:font-weight="normal" officeooo:rsid="00202acf" officeooo:paragraph-rsid="00202acf" style:font-size-asian="12pt" style:font-weight-asian="normal" style:font-name-complex="Verdana" style:font-weight-complex="normal"/>
    </style:style>
    <style:style style:name="P5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Liberation Serif" fo:font-weight="normal" officeooo:rsid="002bc1d6" officeooo:paragraph-rsid="002bc1d6" style:font-weight-asian="normal" style:font-name-complex="Verdana" style:font-weight-complex="normal"/>
    </style:style>
    <style:style style:name="P59" style:family="paragraph" style:parent-style-name="Preformatted_20_Text">
      <style:paragraph-properties fo:margin-top="0cm" fo:margin-bottom="0.499cm" loext:contextual-spacing="false"/>
    </style:style>
    <style:style style:name="P6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officeooo:paragraph-rsid="001971ee" style:font-name-complex="Courier New1"/>
    </style:style>
    <style:style style:name="P6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weight="bold" officeooo:rsid="001e2367" officeooo:paragraph-rsid="001e2367" style:font-weight-asian="bold" style:font-name-complex="Verdana"/>
    </style:style>
    <style:style style:name="P6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weight="bold" officeooo:paragraph-rsid="001971ee" style:font-weight-asian="bold" style:font-name-complex="Verdana"/>
    </style:style>
    <style:style style:name="P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weight="bold" officeooo:paragraph-rsid="001c51c5" style:font-weight-asian="bold" style:font-name-complex="Verdana"/>
    </style:style>
    <style:style style:name="P6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weight="bold" officeooo:paragraph-rsid="002bc1d6" style:font-weight-asian="bold" style:font-name-complex="Verdana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weight="bold" officeooo:rsid="002bc1d6" officeooo:paragraph-rsid="002bc1d6" style:font-weight-asian="bold" style:font-name-complex="Verdana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weight="bold" officeooo:paragraph-rsid="001971ee" style:font-weight-asian="bold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weight="normal" officeooo:rsid="001e2367" officeooo:paragraph-rsid="001e2367" fo:background-color="#ffffff" style:font-weight-asian="normal" style:font-name-complex="Verdana" style:font-weight-complex="normal"/>
    </style:style>
    <style:style style:name="P6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2pt" fo:font-weight="bold" officeooo:rsid="001ff278" officeooo:paragraph-rsid="001ff278" style:font-size-asian="12pt" style:font-weight-asian="bold" style:font-name-complex="Verdana"/>
    </style:style>
    <style:style style:name="P6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2pt" fo:font-weight="bold" officeooo:rsid="00202acf" officeooo:paragraph-rsid="00202acf" style:font-size-asian="12pt" style:font-weight-asian="bold" style:font-name-complex="Verdana"/>
    </style:style>
    <style:style style:name="P7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6pt" fo:font-weight="bold" officeooo:paragraph-rsid="001971ee" style:font-size-asian="16pt" style:font-weight-asian="bold" style:font-name-complex="Verdana"/>
    </style:style>
    <style:style style:name="P7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6pt" fo:font-weight="bold" officeooo:paragraph-rsid="002bc1d6" style:font-size-asian="16pt" style:font-weight-asian="bold" style:font-name-complex="Verdana"/>
    </style:style>
    <style:style style:name="P7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6pt" fo:font-weight="bold" officeooo:paragraph-rsid="001c51c5" style:font-size-asian="16pt" style:font-weight-asian="bold" style:font-name-complex="Verdana"/>
    </style:style>
    <style:style style:name="P73" style:family="paragraph" style:parent-style-name="Standard">
      <style:paragraph-properties fo:margin-top="0cm" fo:margin-bottom="0cm" loext:contextual-spacing="false" fo:line-height="100%" style:text-autospace="none"/>
      <style:text-properties style:font-name="Liberation Serif" fo:font-size="16pt" fo:font-weight="bold" officeooo:paragraph-rsid="001c51c5" style:font-size-asian="16pt" style:font-weight-asian="bold" style:font-name-complex="Verdana" style:font-size-complex="10pt"/>
    </style:style>
    <style:style style:name="P74" style:family="paragraph" style:parent-style-name="Standard">
      <style:paragraph-properties fo:margin-top="0cm" fo:margin-bottom="0cm" loext:contextual-spacing="false" fo:line-height="100%" style:text-autospace="none"/>
      <style:text-properties style:font-name="Liberation Serif" fo:font-size="10pt" officeooo:paragraph-rsid="001c51c5" style:font-size-asian="10pt" style:font-name-complex="Courier New1" style:font-size-complex="10pt"/>
    </style:style>
    <style:style style:name="P75" style:family="paragraph" style:parent-style-name="Standard">
      <style:paragraph-properties fo:margin-top="0cm" fo:margin-bottom="0cm" loext:contextual-spacing="false"/>
      <style:text-properties officeooo:paragraph-rsid="0030fb26"/>
    </style:style>
    <style:style style:name="P7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30fb26"/>
    </style:style>
    <style:style style:name="P77" style:family="paragraph" style:parent-style-name="Standard">
      <style:paragraph-properties style:line-height-at-least="0.476cm"/>
      <style:text-properties style:font-name="Liberation Serif" fo:font-weight="bold" officeooo:rsid="001e2367" officeooo:paragraph-rsid="001e2367" fo:background-color="#ffffff" style:font-weight-asian="bold" style:font-weight-complex="bold"/>
    </style:style>
    <style:style style:name="P78" style:family="paragraph" style:parent-style-name="Standard">
      <style:paragraph-properties style:line-height-at-least="0.476cm"/>
      <style:text-properties style:font-name="Liberation Serif" fo:font-weight="normal" officeooo:rsid="001e2367" officeooo:paragraph-rsid="001e2367" fo:background-color="#ffffff" style:font-weight-asian="normal" style:font-weight-complex="normal"/>
    </style:style>
    <style:style style:name="P79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16pt" fo:font-weight="bold" officeooo:paragraph-rsid="001aca2c" style:font-size-asian="16pt" style:font-weight-asian="bold" style:font-name-complex="Tahoma"/>
    </style:style>
    <style:style style:name="T1" style:family="text">
      <style:text-properties fo:font-size="16pt" style:font-size-asian="16pt"/>
    </style:style>
    <style:style style:name="T2" style:family="text">
      <style:text-properties fo:font-size="16pt" officeooo:rsid="001eb2ec" style:font-size-asian="16pt"/>
    </style:style>
    <style:style style:name="T3" style:family="text">
      <style:text-properties fo:font-size="16pt" officeooo:rsid="002bc1d6" style:font-size-asian="16pt"/>
    </style:style>
    <style:style style:name="T4" style:family="text">
      <style:text-properties fo:font-size="16pt" fo:font-weight="bold" style:font-size-asian="16pt" style:font-weight-asian="bold" style:font-name-complex="Verdana"/>
    </style:style>
    <style:style style:name="T5" style:family="text">
      <style:text-properties fo:font-size="16pt" fo:font-weight="bold" officeooo:rsid="001971ee" style:font-size-asian="16pt" style:font-weight-asian="bold" style:font-name-complex="Verdana"/>
    </style:style>
    <style:style style:name="T6" style:family="text">
      <style:text-properties officeooo:rsid="001971ee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name-complex="Verdana"/>
    </style:style>
    <style:style style:name="T10" style:family="text">
      <style:text-properties fo:font-weight="bold" officeooo:rsid="001e2367" style:font-weight-asian="bold" style:font-name-complex="Verdana"/>
    </style:style>
    <style:style style:name="T11" style:family="text">
      <style:text-properties style:font-name-asian="Courier New1"/>
    </style:style>
    <style:style style:name="T12" style:family="text">
      <style:text-properties style:font-name-asian="Courier New1" style:font-name-complex="Courier New1"/>
    </style:style>
    <style:style style:name="T13" style:family="text">
      <style:text-properties fo:color="#000000"/>
    </style:style>
    <style:style style:name="T14" style:family="text">
      <style:text-properties fo:color="#000000" fo:font-size="10pt" fo:font-weight="bold" style:font-size-asian="10pt" style:font-weight-asian="bold" style:font-name-complex="Arial" style:font-size-complex="9pt"/>
    </style:style>
    <style:style style:name="T15" style:family="text">
      <style:text-properties fo:color="#000000" style:font-name-complex="Arial" style:font-size-complex="9pt"/>
    </style:style>
    <style:style style:name="T16" style:family="text">
      <style:text-properties fo:color="#000000" fo:font-weight="bold" style:font-weight-asian="bold" style:font-name-complex="Arial" style:font-size-complex="9pt" style:font-weight-complex="bold"/>
    </style:style>
    <style:style style:name="T17" style:family="text">
      <style:text-properties fo:color="#000000" style:font-name="Liberation Serif" fo:font-size="9pt" style:font-size-asian="9pt" style:font-name-complex="Arial" style:font-size-complex="9pt"/>
    </style:style>
    <style:style style:name="T18" style:family="text">
      <style:text-properties style:font-name-asian="Courier" style:font-name-complex="Courier"/>
    </style:style>
    <style:style style:name="T19" style:family="text">
      <style:text-properties style:font-name-asian="Times New Roman" style:font-name-complex="Courier New1"/>
    </style:style>
    <style:style style:name="T20" style:family="text">
      <style:text-properties officeooo:rsid="001e2367"/>
    </style:style>
    <style:style style:name="T21" style:family="text">
      <style:text-properties officeooo:rsid="001eb2ec"/>
    </style:style>
    <style:style style:name="T22" style:family="text">
      <style:text-properties fo:font-size="12pt" style:font-size-asian="12pt"/>
    </style:style>
    <style:style style:name="T23" style:family="text">
      <style:text-properties fo:font-size="12pt" officeooo:rsid="001ff278" style:font-size-asian="12pt"/>
    </style:style>
    <style:style style:name="T24" style:family="text">
      <style:text-properties fo:font-size="12pt" fo:font-weight="bold" style:font-size-asian="12pt" style:font-weight-asian="bold" style:font-name-complex="Verdana"/>
    </style:style>
    <style:style style:name="T25" style:family="text">
      <style:text-properties officeooo:rsid="001ff278"/>
    </style:style>
    <style:style style:name="T26" style:family="text">
      <style:text-properties style:font-name-complex="Courier New1"/>
    </style:style>
    <style:style style:name="T27" style:family="text">
      <style:text-properties style:font-name-complex="Verdana"/>
    </style:style>
    <style:style style:name="T28" style:family="text">
      <style:text-properties officeooo:rsid="001eb2ec" style:font-name-complex="Verdana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fo:font-size="10pt" style:font-size-asian="10pt" style:font-size-complex="10pt"/>
    </style:style>
    <style:style style:name="T31" style:family="text">
      <style:text-properties style:font-name="Liberation Serif" fo:font-weight="bold" style:font-name-asian="Calibri" style:font-weight-asian="bold" style:font-weight-complex="bold"/>
    </style:style>
    <style:style style:name="T32" style:family="text">
      <style:text-properties style:font-name="Liberation Serif" style:font-name-asian="Calibri"/>
    </style:style>
    <style:style style:name="T33" style:family="text">
      <style:text-properties style:font-name="Liberation Serif" fo:font-size="16pt" style:font-name-asian="Calibri" style:font-size-asian="16pt" style:font-name-complex="Verdana"/>
    </style:style>
    <style:style style:name="T34" style:family="text">
      <style:text-properties style:font-name="Liberation Serif" fo:font-size="16pt" fo:font-weight="bold" style:font-name-asian="Calibri" style:font-size-asian="16pt" style:font-weight-asian="bold" style:font-name-complex="Times New Roman"/>
    </style:style>
    <style:style style:name="T35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4">Program No.</text:span><text:span text:style-name="T5">1</text:span></text:p>
      <text:p text:style-name="P9"/>
      <text:p text:style-name="P25">Implement a distributed chat server using TCP sockets in java.</text:p>
      <text:p text:style-name="P25"/>
      <text:p text:style-name="P22">1.Server.java</text:p>
      <text:p text:style-name="P22"/>
      <text:p text:style-name="P35"/>
      <text:p text:style-name="P35">import java.net.*;</text:p>
      <text:p text:style-name="P35">import java.io.*;</text:p>
      <text:p text:style-name="P35">public class server{</text:p>
      <text:p text:style-name="P35"><text:tab/>public static void main(String args[])throws IOException{</text:p>
      <text:p text:style-name="P35"><text:tab/><text:tab/>ServerSocket s1=null;</text:p>
      <text:p text:style-name="P35"><text:tab/><text:tab/>try{</text:p>
      <text:p text:style-name="P35"><text:tab/><text:tab/><text:tab/>s1=new ServerSocket(98);</text:p>
      <text:p text:style-name="P35"><text:tab/><text:tab/>}catch(Exception e){</text:p>
      <text:p text:style-name="P35"><text:tab/><text:tab/><text:tab/>System.out.println("Port not found");</text:p>
      <text:p text:style-name="P35"><text:tab/><text:tab/><text:tab/>e.printStackTrace();</text:p>
      <text:p text:style-name="P35"><text:tab/><text:tab/>}</text:p>
      <text:p text:style-name="P35"><text:tab/><text:tab/>Socket c=null;</text:p>
      <text:p text:style-name="P35"><text:tab/><text:tab/>try{</text:p>
      <text:p text:style-name="P35"><text:tab/><text:tab/><text:tab/>c=s1.accept();</text:p>
      <text:p text:style-name="P35"><text:tab/><text:tab/><text:tab/>System.out.println("Connection from"+c);</text:p>
      <text:p text:style-name="P35"><text:tab/><text:tab/>}catch(Exception e){</text:p>
      <text:p text:style-name="P35"><text:tab/><text:tab/><text:tab/>System.out.println("not accepted");</text:p>
      <text:p text:style-name="P35"><text:tab/><text:tab/><text:tab/>e.printStackTrace();</text:p>
      <text:p text:style-name="P35"><text:tab/><text:tab/>}</text:p>
      <text:p text:style-name="P35"><text:tab/><text:tab/>PrintWriter out=new PrintWriter(c.getOutputStream(),true);</text:p>
      <text:p text:style-name="P35"><text:tab/><text:tab/>BufferedReaderin=new BufferedReader(new InputStreamReader(c.getInputStream()));</text:p>
      <text:p text:style-name="P35"><text:tab/><text:tab/>String l;</text:p>
      <text:p text:style-name="P35"><text:tab/><text:tab/>BufferedReader sin=new BufferedReader(new InputStreamReader(System.in));</text:p>
      <text:p text:style-name="P35"><text:tab/><text:tab/>System.out.println("I am ready type now");</text:p>
      <text:p text:style-name="P35"><text:tab/><text:tab/>while((l=sin.readLine())!=null){</text:p>
      <text:p text:style-name="P35"><text:tab/><text:tab/><text:tab/>out.println(l);</text:p>
      <text:p text:style-name="P35"><text:tab/><text:tab/>}</text:p>
      <text:p text:style-name="P35"><text:tab/><text:tab/>out.close();</text:p>
      <text:p text:style-name="P35"><text:tab/><text:tab/>sin.close();</text:p>
      <text:p text:style-name="P35"><text:tab/><text:tab/>c.close();</text:p>
      <text:p text:style-name="P35"><text:tab/><text:tab/>s1.close();</text:p>
      <text:p text:style-name="P35"><text:tab/>}</text:p>
      <text:p text:style-name="P35">}</text:p>
      <text:p text:style-name="P35"/>
      <text:p text:style-name="P37"/>
      <text:p text:style-name="P42"/>
      <text:p text:style-name="P23"/>
      <text:p text:style-name="P23"/>
      <text:p text:style-name="P23"/>
      <text:p text:style-name="P23"/>
      <text:p text:style-name="P23"/>
      <text:p text:style-name="P23"><text:soft-page-break/>2.Client.java</text:p>
      <text:p text:style-name="P23"/>
      <text:p text:style-name="P42"/>
      <text:p text:style-name="P35">import java.net.*;</text:p>
      <text:p text:style-name="P35">import java.io.*;</text:p>
      <text:p text:style-name="P35">public class client{</text:p>
      <text:p text:style-name="P35"><text:tab/>public static void main(String args[])throws IOException{</text:p>
      <text:p text:style-name="P35"><text:tab/><text:tab/>Socket s=null;</text:p>
      <text:p text:style-name="P35"><text:tab/><text:tab/>BufferedReader b=null;</text:p>
      <text:p text:style-name="P35"><text:tab/><text:tab/>try{</text:p>
      <text:p text:style-name="P35"><text:tab/><text:tab/><text:tab/>s=new Socket(InetAddress.getLocalHost(),98);</text:p>
      <text:p text:style-name="P35"><text:tab/><text:tab/><text:tab/>b=new BufferedReader(new InputStreamReader(s.getInputStream()));</text:p>
      <text:p text:style-name="P35"><text:tab/><text:tab/>}catch(Exception e){</text:p>
      <text:p text:style-name="P35"><text:tab/><text:tab/><text:tab/>System.out.println("I do not host");</text:p>
      <text:p text:style-name="P35"><text:tab/><text:tab/><text:tab/>e.printStackTrace();</text:p>
      <text:p text:style-name="P35"><text:tab/><text:tab/>}</text:p>
      <text:p text:style-name="P35"><text:tab/><text:tab/>String inp;</text:p>
      <text:p text:style-name="P35"><text:tab/><text:tab/>while((inp=b.readLine())!=null){</text:p>
      <text:p text:style-name="P35"><text:tab/><text:tab/><text:tab/>System.out.println(inp);</text:p>
      <text:p text:style-name="P35"><text:tab/><text:tab/>}</text:p>
      <text:p text:style-name="P35"><text:tab/><text:tab/>b.close();</text:p>
      <text:p text:style-name="P35"><text:tab/><text:tab/>s.close();</text:p>
      <text:p text:style-name="P35"><text:tab/>}</text:p>
      <text:p text:style-name="P35">}</text:p>
      <text:p text:style-name="P35"/>
      <text:p text:style-name="P42">Running the application</text:p>
      <text:p text:style-name="P37">Open two cmd prompt and follow these</text:p>
      <text:p text:style-name="P37">1.java Server</text:p>
      <text:p text:style-name="P37">2.java client</text:p>
      <text:p text:style-name="P37"/>
      <text:p text:style-name="P30">Output</text:p>
      <text:p text:style-name="P37">\<text:span text:style-name="T8">Java\NetWorking\ChatServer&gt;</text:span>java server</text:p>
      <text:p text:style-name="P37">Connection fromSocket[addr=/127.0.0.1,port=1120,localport=98]</text:p>
      <text:p text:style-name="P37">I am ready type now</text:p>
      <text:p text:style-name="P37">Hello how r u? dude…</text:p>
      <text:p text:style-name="P37"><text:span text:style-name="T8">\Java\NetWorking\ChatServer</text:span>&gt;java client</text:p>
      <text:p text:style-name="P37">Hello how r u? dude…</text:p>
      <text:p text:style-name="P37"/>
      <text:p text:style-name="P3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Program No.<text:span text:style-name="T20">2</text:span></text:p>
      <text:p text:style-name="P10"/>
      <text:p text:style-name="P38"><text:span text:style-name="T9">Implement </text:span><text:span text:style-name="T10">client-server based program using RPC.</text:span></text:p>
      <text:p text:style-name="P61"/>
      <text:p text:style-name="P61">1.Client.java</text:p>
      <text:p text:style-name="P61"/>
      <text:p text:style-name="P67">import java.io.*;</text:p>
      <text:p text:style-name="P1">import java.net.*;</text:p>
      <text:p text:style-name="P1">class <text:span text:style-name="T20">Client</text:span></text:p>
      <text:p text:style-name="P1">{</text:p>
      <text:p text:style-name="P1">public static void main(String[] args) throws Exception</text:p>
      <text:p text:style-name="P1">{</text:p>
      <text:p text:style-name="P1">Socket sock = new Socket("127.0.0.1", 3000); </text:p>
      <text:p text:style-name="P1">BufferedReader keyRead = new BufferedReader(new InputStreamReader(System.in)); </text:p>
      <text:p text:style-name="P1">OutputStream ostream = sock.getOutputStream(); </text:p>
      <text:p text:style-name="P1">PrintWriter pwrite = new PrintWriter(ostream, true); </text:p>
      <text:p text:style-name="P1">InputStream istream = sock.getInputStream(); </text:p>
      <text:p text:style-name="P1">BufferedReader receiveRead = new BufferedReader(new InputStreamReader(istream));   </text:p>
      <text:p text:style-name="P1">System.out.println("Client ready, type and press Enter key");</text:p>
      <text:p text:style-name="P1">String receiveMessage, sendMessage,temp; </text:p>
      <text:p text:style-name="P1">while(true) </text:p>
      <text:p text:style-name="P1">{</text:p>
      <text:p text:style-name="P1">System.out.println("\nEnter operation to perform(add,sub,mul,div)....");</text:p>
      <text:p text:style-name="P1">temp = keyRead.readLine();</text:p>
      <text:p text:style-name="P1">sendMessage=temp.toLowerCase(); </text:p>
      <text:p text:style-name="P1">pwrite.println(sendMessage);</text:p>
      <text:p text:style-name="P1">System.out.println("Enter first parameter :");</text:p>
      <text:p text:style-name="P1">sendMessage = keyRead.readLine(); </text:p>
      <text:p text:style-name="P1">pwrite.println(sendMessage);</text:p>
      <text:p text:style-name="P1">System.out.println("Enter second parameter : ");</text:p>
      <text:p text:style-name="P1">sendMessage = keyRead.readLine(); </text:p>
      <text:p text:style-name="P1">pwrite.println(sendMessage);</text:p>
      <text:p text:style-name="P1">System.out.flush(); </text:p>
      <text:p text:style-name="P1">if((receiveMessage = receiveRead.readLine()) != null) </text:p>
      <text:p text:style-name="P1">System.out.println(receiveMessage); </text:p>
      <text:p text:style-name="P1">}</text:p>
      <text:p text:style-name="P1">}</text:p>
      <text:p text:style-name="P1">}</text:p>
      <text:p text:style-name="P1"/>
      <text:p text:style-name="P77">2.Server.java</text:p>
      <text:p text:style-name="P77"/>
      <text:p text:style-name="P78">import java.io.*;</text:p>
      <text:p text:style-name="P1">import java.net.*;</text:p>
      <text:p text:style-name="P1">class ser</text:p>
      <text:p text:style-name="P1">{ </text:p>
      <text:p text:style-name="P1">public static void main(String[] args) throws Exception </text:p>
      <text:p text:style-name="P1">{ </text:p>
      <text:p text:style-name="P1">ServerSocket sersock = new ServerSocket(3000); </text:p>
      <text:p text:style-name="P1">System.out.println("Server ready"); </text:p>
      <text:p text:style-name="P1">Socket sock = sersock.accept( ); </text:p>
      <text:p text:style-name="P1">BufferedReader keyRead = new BufferedReader(new InputStreamReader(System.in)); </text:p>
      <text:p text:style-name="P1">OutputStream ostream = sock.getOutputStream(); </text:p>
      <text:p text:style-name="P1"><text:soft-page-break/>PrintWriter pwrite = new PrintWriter(ostream, true);  </text:p>
      <text:p text:style-name="P1">InputStream istream = sock.getInputStream(); </text:p>
      <text:p text:style-name="P1">BufferedReader receiveRead = new BufferedReader(new InputStreamReader(istream));   </text:p>
      <text:p text:style-name="P1">String receiveMessage, sendMessage,fun;</text:p>
      <text:p text:style-name="P1">int a,b,c;</text:p>
      <text:p text:style-name="P1">while(true) </text:p>
      <text:p text:style-name="P1">{</text:p>
      <text:p text:style-name="P1">fun = receiveRead.readLine();</text:p>
      <text:p text:style-name="P1">if(fun != null) </text:p>
      <text:p text:style-name="P1">System.out.println("Operation : "+fun);</text:p>
      <text:p text:style-name="P1">a = Integer.parseInt(receiveRead.readLine());</text:p>
      <text:p text:style-name="P1">System.out.println("Parameter 1 : "+a);</text:p>
      <text:p text:style-name="P1">b = Integer.parseInt(receiveRead.readLine());</text:p>
      <text:p text:style-name="P1">if(fun.compareTo("add")==0)</text:p>
      <text:p text:style-name="P1">{</text:p>
      <text:p text:style-name="P1">c=a+b;</text:p>
      <text:p text:style-name="P1">System.out.println("Addition = "+c);</text:p>
      <text:p text:style-name="P1">pwrite.println("Addition = "+c); </text:p>
      <text:p text:style-name="P1">}</text:p>
      <text:p text:style-name="P1">if(fun.compareTo("sub")==0)</text:p>
      <text:p text:style-name="P1">{</text:p>
      <text:p text:style-name="P1">c=a-b;</text:p>
      <text:p text:style-name="P1">System.out.println("Substraction = "+c);</text:p>
      <text:p text:style-name="P1">pwrite.println("Substraction = "+c); </text:p>
      <text:p text:style-name="P1">}</text:p>
      <text:p text:style-name="P1">if(fun.compareTo("mul")==0)</text:p>
      <text:p text:style-name="P1">{</text:p>
      <text:p text:style-name="P1">c=a*b;</text:p>
      <text:p text:style-name="P1">System.out.println("Multiplication = "+c);</text:p>
      <text:p text:style-name="P1">pwrite.println("Multiplication = "+c); </text:p>
      <text:p text:style-name="P1">}</text:p>
      <text:p text:style-name="P1">if(fun.compareTo("div")==0)</text:p>
      <text:p text:style-name="P1">{</text:p>
      <text:p text:style-name="P1">c=a/b;</text:p>
      <text:p text:style-name="P1">System.out.println("Division = "+c);</text:p>
      <text:p text:style-name="P1">pwrite.println("Division = "+c); </text:p>
      <text:p text:style-name="P1">}</text:p>
      <text:p text:style-name="P1">System.out.flush();</text:p>
      <text:p text:style-name="P1">} </text:p>
      <text:p text:style-name="P1">} </text:p>
      <text:p text:style-name="P1">}</text:p>
      <text:p text:style-name="P2"><text:tab/><text:tab/><text:tab/><text:tab/></text:p>
      <text:p text:style-name="P61"/>
      <text:p text:style-name="P25"/>
      <text:p text:style-name="P25"/>
      <text:p text:style-name="P25"/>
      <text:p text:style-name="P9"/>
      <text:p text:style-name="P9"/>
      <text:p text:style-name="P9"/>
      <text:p text:style-name="P9"/>
      <text:p text:style-name="P9"/>
      <text:p text:style-name="P9"><text:soft-page-break/>Program No.<text:span text:style-name="T6">3</text:span></text:p>
      <text:p text:style-name="P9"/>
      <text:p text:style-name="P25">Implement‘Java RMI’mechanism for accessing methods of remote systems.</text:p>
      <text:p text:style-name="P25"/>
      <text:p text:style-name="P24">1.CalculatorImpl.java</text:p>
      <text:p text:style-name="P24"/>
      <text:p text:style-name="P35">public class CalculatorImpl </text:p>
      <text:p text:style-name="P35"><text:span text:style-name="T11"><text:s text:c="4"/></text:span>extends </text:p>
      <text:p text:style-name="P35"><text:span text:style-name="T11"><text:s text:c="6"/></text:span>java.rmi.server.UnicastRemoteObject </text:p>
      <text:p text:style-name="P35"><text:span text:style-name="T11"><text:s text:c="4"/></text:span>implements Calculator { </text:p>
      <text:p text:style-name="P35"><text:span text:style-name="T11"><text:s text:c="3"/></text:span>public CalculatorImpl() </text:p>
      <text:p text:style-name="P35"><text:span text:style-name="T11"><text:s text:c="8"/></text:span>throws java.rmi.RemoteException { </text:p>
      <text:p text:style-name="P35"><text:span text:style-name="T11"><text:s text:c="8"/></text:span>super(); </text:p>
      <text:p text:style-name="P35"><text:span text:style-name="T11"><text:s text:c="4"/></text:span>} </text:p>
      <text:p text:style-name="P35"><text:span text:style-name="T11"><text:s text:c="2"/></text:span>public long add(long a, long b) </text:p>
      <text:p text:style-name="P35"><text:span text:style-name="T11"><text:s text:c="8"/></text:span>throws java.rmi.RemoteException { </text:p>
      <text:p text:style-name="P35"><text:span text:style-name="T11"><text:s text:c="8"/></text:span>return a + b; </text:p>
      <text:p text:style-name="P35"><text:span text:style-name="T11"><text:s text:c="4"/></text:span>} </text:p>
      <text:p text:style-name="P35"><text:span text:style-name="T11"><text:s text:c="2"/></text:span>public long sub(long a, long b) </text:p>
      <text:p text:style-name="P35"><text:span text:style-name="T11"><text:s text:c="8"/></text:span>throws java.rmi.RemoteException { </text:p>
      <text:p text:style-name="P35"><text:span text:style-name="T11"><text:s text:c="8"/></text:span>return a - b; </text:p>
      <text:p text:style-name="P35"><text:span text:style-name="T11"><text:s text:c="4"/></text:span>} </text:p>
      <text:p text:style-name="P35"><text:span text:style-name="T11"><text:s text:c="2"/></text:span>public long mul(long a, long b) </text:p>
      <text:p text:style-name="P35"><text:span text:style-name="T11"><text:s text:c="8"/></text:span>throws java.rmi.RemoteException { </text:p>
      <text:p text:style-name="P35"><text:span text:style-name="T11"><text:s text:c="8"/></text:span>return a * b; </text:p>
      <text:p text:style-name="P35"><text:span text:style-name="T11"><text:s text:c="4"/></text:span>} </text:p>
      <text:p text:style-name="P35"><text:span text:style-name="T11"><text:s text:c="2"/></text:span>public long div(long a, long b) </text:p>
      <text:p text:style-name="P35"><text:span text:style-name="T11"><text:s text:c="8"/></text:span>throws java.rmi.RemoteException { </text:p>
      <text:p text:style-name="P35"><text:span text:style-name="T11"><text:s text:c="8"/></text:span>return a / b; </text:p>
      <text:p text:style-name="P35"><text:span text:style-name="T11"><text:s text:c="4"/></text:span>} </text:p>
      <text:p text:style-name="P35">}</text:p>
      <text:p text:style-name="P35"/>
      <text:p text:style-name="P24">2.Calculator.java</text:p>
      <text:p text:style-name="P22"/>
      <text:p text:style-name="P35">public interface Calculator </text:p>
      <text:p text:style-name="P35"><text:span text:style-name="T11"><text:s text:c="10"/></text:span>extends java.rmi.Remote { </text:p>
      <text:p text:style-name="P35"><text:span text:style-name="T11"><text:s text:c="4"/></text:span>public long add(long a, long b) </text:p>
      <text:p text:style-name="P35"><text:span text:style-name="T11"><text:s text:c="8"/></text:span>throws java.rmi.RemoteException; </text:p>
      <text:p text:style-name="P35"><text:span text:style-name="T11"><text:s text:c="4"/></text:span>public long sub(long a, long b) </text:p>
      <text:p text:style-name="P35"><text:span text:style-name="T11"><text:s text:c="8"/></text:span>throws java.rmi.RemoteException; </text:p>
      <text:p text:style-name="P35"><text:span text:style-name="T11"><text:s text:c="4"/></text:span>public long mul(long a, long b) </text:p>
      <text:p text:style-name="P35"><text:span text:style-name="T11"><text:s text:c="8"/></text:span>throws java.rmi.RemoteException; </text:p>
      <text:p text:style-name="P35"><text:span text:style-name="T11"><text:s text:c="4"/></text:span>public long div(long a, long b) </text:p>
      <text:p text:style-name="P35"><text:span text:style-name="T11"><text:s text:c="8"/></text:span>throws java.rmi.RemoteException; </text:p>
      <text:p text:style-name="P35">}</text:p>
      <text:p text:style-name="P35"/>
      <text:p text:style-name="P35"/>
      <text:p text:style-name="P35"/>
      <text:p text:style-name="P35"/>
      <text:p text:style-name="P24">3.CalculatorServer.java</text:p>
      <text:p text:style-name="P24"><text:soft-page-break/></text:p>
      <text:p text:style-name="P35">import java.rmi.Naming;</text:p>
      <text:p text:style-name="P35">public class CalculatorServer {</text:p>
      <text:p text:style-name="P35"><text:span text:style-name="T11"><text:s text:c="2"/></text:span>public CalculatorServer() {</text:p>
      <text:p text:style-name="P35"><text:span text:style-name="T11"><text:s text:c="5"/></text:span>try {</text:p>
      <text:p text:style-name="P35"><text:span text:style-name="T11"><text:s text:c="7"/></text:span>Calculator c = new CalculatorImpl();</text:p>
      <text:p text:style-name="P35"><text:span text:style-name="T11"><text:s text:c="7"/></text:span>Naming.rebind("rmi://localhost:1099/CalculatorService", c);</text:p>
      <text:p text:style-name="P35"><text:span text:style-name="T11"><text:s text:c="5"/></text:span>} catch (Exception e) {</text:p>
      <text:p text:style-name="P35"><text:span text:style-name="T11"><text:s text:c="7"/></text:span>System.out.println("Trouble: " + e);</text:p>
      <text:p text:style-name="P35"><text:span text:style-name="T11"><text:s text:c="5"/></text:span>}</text:p>
      <text:p text:style-name="P35"><text:span text:style-name="T11"><text:s text:c="3"/></text:span>}</text:p>
      <text:p text:style-name="P35">public static void main(String args[]) {</text:p>
      <text:p text:style-name="P35"><text:span text:style-name="T11"><text:s text:c="5"/></text:span>new CalculatorServer();</text:p>
      <text:p text:style-name="P35"><text:span text:style-name="T11"><text:s text:c="3"/></text:span>}</text:p>
      <text:p text:style-name="P35">}</text:p>
      <text:p text:style-name="P35"/>
      <text:p text:style-name="P24">4.CalculatorClient.java</text:p>
      <text:p text:style-name="P24"/>
      <text:p text:style-name="P35">import java.rmi.Naming; </text:p>
      <text:p text:style-name="P35">import java.rmi.RemoteException; </text:p>
      <text:p text:style-name="P35">import java.net.MalformedURLException; </text:p>
      <text:p text:style-name="P35">import java.rmi.NotBoundException; </text:p>
      <text:p text:style-name="P35"><text:span text:style-name="T11"><text:s/></text:span>public class CalculatorClient { </text:p>
      <text:p text:style-name="P35"><text:span text:style-name="T11"><text:s text:c="2"/></text:span>public static void main(String[] args) { </text:p>
      <text:p text:style-name="P35"><text:span text:style-name="T11"><text:s text:c="8"/></text:span>try { </text:p>
      <text:p text:style-name="P35"><text:span text:style-name="T11"><text:s text:c="12"/></text:span>Calculator c = (Calculator)</text:p>
      <text:p text:style-name="P35"><text:span text:style-name="T11"><text:s text:c="27"/></text:span>Naming.lookup("rmi://localhost/CalculatorService"); </text:p>
      <text:p text:style-name="P35"><text:span text:style-name="T11"><text:s text:c="12"/></text:span>System.out.println( c.sub(4, 3) ); </text:p>
      <text:p text:style-name="P35"><text:span text:style-name="T11"><text:s text:c="12"/></text:span>System.out.println( c.add(4, 5) ); </text:p>
      <text:p text:style-name="P35"><text:span text:style-name="T11"><text:s text:c="12"/></text:span>System.out.println( c.mul(3, 6) ); </text:p>
      <text:p text:style-name="P35"><text:span text:style-name="T11"><text:s text:c="12"/></text:span>System.out.println( c.div(9, 3) ); </text:p>
      <text:p text:style-name="P35"><text:span text:style-name="T11"><text:s text:c="8"/></text:span>} </text:p>
      <text:p text:style-name="P35"><text:span text:style-name="T11"><text:s text:c="8"/></text:span>catch (MalformedURLException murle) { </text:p>
      <text:p text:style-name="P35"><text:span text:style-name="T11"><text:s text:c="12"/></text:span>System.out.println(); </text:p>
      <text:p text:style-name="P35"><text:span text:style-name="T11"><text:s text:c="12"/></text:span>System.out.println("MalformedURLException"); </text:p>
      <text:p text:style-name="P35"><text:span text:style-name="T11"><text:s text:c="12"/></text:span>System.out.println(murle); </text:p>
      <text:p text:style-name="P35"><text:span text:style-name="T11"><text:s text:c="8"/></text:span>} </text:p>
      <text:p text:style-name="P35"><text:span text:style-name="T11"><text:s text:c="8"/></text:span>catch (RemoteException re) { </text:p>
      <text:p text:style-name="P35"><text:span text:style-name="T11"><text:s text:c="12"/></text:span>System.out.println(); </text:p>
      <text:p text:style-name="P35"><text:span text:style-name="T11"><text:s text:c="12"/></text:span>System.out.println("RemoteException"); </text:p>
      <text:p text:style-name="P35"><text:span text:style-name="T11"><text:s text:c="12"/></text:span>System.out.println(re); </text:p>
      <text:p text:style-name="P35"><text:span text:style-name="T11"><text:s text:c="8"/></text:span>} </text:p>
      <text:p text:style-name="P35"><text:span text:style-name="T11"><text:s text:c="8"/></text:span>catch (NotBoundException nbe) { </text:p>
      <text:p text:style-name="P35"><text:span text:style-name="T11"><text:s text:c="12"/></text:span>System.out.println(); </text:p>
      <text:p text:style-name="P35"><text:span text:style-name="T11"><text:s text:c="12"/></text:span>System.out.println(</text:p>
      <text:p text:style-name="P35"><text:span text:style-name="T11"><text:s text:c="23"/></text:span>"NotBoundException"); </text:p>
      <text:p text:style-name="P35"><text:span text:style-name="T11"><text:s text:c="12"/></text:span>System.out.println(nbe); </text:p>
      <text:p text:style-name="P35"><text:span text:style-name="T11"><text:s text:c="8"/></text:span>} </text:p>
      <text:p text:style-name="P37"><text:span text:style-name="T12"><text:s text:c="8"/></text:span><text:span text:style-name="T26">catch ( java.lang.ArithmeticException ae) { </text:span></text:p>
      <text:p text:style-name="P35"><text:span text:style-name="T11"><text:s text:c="12"/></text:span>System.out.println(); </text:p>
      <text:p text:style-name="P35"><text:span text:style-name="T11"><text:s text:c="12"/></text:span>System.out.println(</text:p>
      <text:p text:style-name="P35"><text:soft-page-break/><text:span text:style-name="T11"><text:s text:c="13"/></text:span>"java.lang.ArithmeticException"); </text:p>
      <text:p text:style-name="P35"><text:span text:style-name="T11"><text:s text:c="12"/></text:span>System.out.println(ae); </text:p>
      <text:p text:style-name="P35"><text:span text:style-name="T11"><text:s text:c="8"/></text:span>} </text:p>
      <text:p text:style-name="P35"><text:span text:style-name="T11"><text:s text:c="4"/></text:span>} </text:p>
      <text:p text:style-name="P35">}</text:p>
      <text:p text:style-name="P35"/>
      <text:p text:style-name="P30">Running The Application:</text:p>
      <text:p text:style-name="P30"/>
      <text:p text:style-name="P37"><text:span text:style-name="T8">\Java\NetWorking\RMI&gt;</text:span>rmic CalculatorImpl</text:p>
      <text:p text:style-name="P37">Now open three cmd prompts and follow these at each.</text:p>
      <text:p text:style-name="P37">1.<text:span text:style-name="T8">\Java\NetWorking\RMI&gt;</text:span>Rmiregistry</text:p>
      <text:p text:style-name="P37">2.<text:span text:style-name="T8"> \Java\NetWorking\RMI&gt;</text:span>java CalculatorServer</text:p>
      <text:p text:style-name="P37">3. <text:span text:style-name="T8">\Java\NetWorking\RMI&gt;</text:span>java CalculatorClient</text:p>
      <text:p text:style-name="P37"/>
      <text:p text:style-name="P30">Output:</text:p>
      <text:p text:style-name="P49"><text:span text:style-name="T13">If all goes well you will see the following output: </text:span><text:s/></text:p>
      <text:p text:style-name="P48">1</text:p>
      <text:p text:style-name="P48">9 </text:p>
      <text:p text:style-name="P48">18 </text:p>
      <text:p text:style-name="P48">3 </text:p>
      <text:p text:style-name="P15"/>
      <text:p text:style-name="P15"/>
      <text:p text:style-name="P15"/>
      <text:p text:style-name="P9"/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Program No.<text:span text:style-name="T25">4</text:span></text:p>
      <text:p text:style-name="P11"/>
      <text:p text:style-name="P16"><text:span text:style-name="T22">Implementation of </text:span><text:span text:style-name="T23">Multithreaded client server program.</text:span></text:p>
      <text:p text:style-name="P68"/>
      <text:p text:style-name="P17"><text:span text:style-name="T23">1.</text:span><text:span text:style-name="T22">Server.java</text:span></text:p>
      <text:p text:style-name="P69"/>
      <text:p text:style-name="P57">import java.io.*;</text:p>
      <text:p text:style-name="P52">import java.net.*;</text:p>
      <text:p text:style-name="P52">import java.util.Scanner;</text:p>
      <text:p text:style-name="P52">public class Server</text:p>
      <text:p text:style-name="P52">{ @SuppressWarnings("resource") <text:s/>//this warning is used because we re not closing socket and scanner</text:p>
      <text:p text:style-name="P52">public static void main(String[] args) throws Exception</text:p>
      <text:p text:style-name="P52">{</text:p>
      <text:p text:style-name="P52"><text:s/>ServerSocket sersock = new ServerSocket(3000); <text:s text:c="3"/>//this is server port number</text:p>
      <text:p text:style-name="P52"><text:s/>System.out.println("Server <text:s/>ready for chatting");</text:p>
      <text:p text:style-name="P52"/>
      <text:p text:style-name="P52"><text:s/>Socket sock = sersock.accept( ); <text:s text:c="26"/>// waiting for client to connect</text:p>
      <text:p text:style-name="P52"><text:s/>Scanner scanner=new Scanner(System.in); <text:s text:c="5"/>// for accepting input form keyboard</text:p>
      <text:p text:style-name="P52"><text:s/>PrintWriter pwrite = new PrintWriter(sock.getOutputStream(), true); <text:s/>// opening channel to write sending message on socket</text:p>
      <text:p text:style-name="P52"><text:s/>BufferedReader receiveRead = new BufferedReader(new InputStreamReader(sock.getInputStream())); <text:s/>// opening channel to read from socket</text:p>
      <text:p text:style-name="P52"/>
      <text:p text:style-name="P52"><text:s/>String receiveMessage; <text:s/></text:p>
      <text:p text:style-name="P52"/>
      <text:p text:style-name="P52"><text:s/>while(true)</text:p>
      <text:p text:style-name="P52"><text:s/>{</text:p>
      <text:p text:style-name="P52"><text:s text:c="2"/>if((receiveMessage = receiveRead.readLine()) != null) <text:s text:c="2"/>//receive from client </text:p>
      <text:p text:style-name="P52"><text:s text:c="2"/>{</text:p>
      <text:p text:style-name="P52"><text:s text:c="3"/>System.out.println(receiveMessage); <text:s text:c="8"/></text:p>
      <text:p text:style-name="P52"><text:s text:c="2"/>} <text:s text:c="8"/></text:p>
      <text:p text:style-name="P52"><text:s text:c="2"/>pwrite.println(scanner.nextLine()); <text:s text:c="5"/>// sending to client <text:s text:c="9"/></text:p>
      <text:p text:style-name="P52"><text:s text:c="2"/>pwrite.flush();</text:p>
      <text:p text:style-name="P52"><text:s/>} <text:s text:c="14"/></text:p>
      <text:p text:style-name="P52">}</text:p>
      <text:p text:style-name="P54">}</text:p>
      <text:p text:style-name="P55">2.Client.java</text:p>
      <text:p text:style-name="P56">import java.io.*;</text:p>
      <text:p text:style-name="P52">import java.net.*f;</text:p>
      <text:p text:style-name="P52">import java.util.Scanner;</text:p>
      <text:p text:style-name="P52">public class Client {</text:p>
      <text:p text:style-name="P52"><text:s/>@SuppressWarnings("resource")</text:p>
      <text:p text:style-name="P52"><text:s/>public static void main(String[] args) throws Exception </text:p>
      <text:p text:style-name="P52"><text:s/>{</text:p>
      <text:p text:style-name="P52"><text:s text:c="2"/>Socket sock = new Socket("127.0.0.1", 3000); // creating Socket on server port and first parameter represent ip address of server</text:p>
      <text:p text:style-name="P52"><text:soft-page-break/><text:s text:c="2"/>Scanner scanner=new Scanner(System.in);</text:p>
      <text:p text:style-name="P52"/>
      <text:p text:style-name="P52"><text:s text:c="2"/>PrintWriter pwrite = new PrintWriter(sock.getOutputStream(), true); <text:s/>//opening channel to write sending message on socket</text:p>
      <text:p text:style-name="P52"><text:s text:c="2"/>BufferedReader receiveRead = new BufferedReader(new InputStreamReader(sock.getInputStream())); <text:s text:c="2"/>// opening channel to read from socket</text:p>
      <text:p text:style-name="P52"/>
      <text:p text:style-name="P52"><text:s text:c="2"/>System.out.println("Start the chitchat, type and press Enter key"); <text:s text:c="2"/></text:p>
      <text:p text:style-name="P52"><text:s text:c="2"/>String receiveMessage; </text:p>
      <text:p text:style-name="P52"/>
      <text:p text:style-name="P52"><text:s text:c="2"/>while(true) {</text:p>
      <text:p text:style-name="P52"><text:s text:c="3"/>pwrite.println(scanner.nextLine()); // sending to server </text:p>
      <text:p text:style-name="P52"><text:s text:c="3"/>pwrite.flush(); // flush the data </text:p>
      <text:p text:style-name="P52"><text:s text:c="3"/>if((receiveMessage = receiveRead.readLine()) != null) //receive from server </text:p>
      <text:p text:style-name="P52"><text:s text:c="3"/>{ </text:p>
      <text:p text:style-name="P52"><text:s text:c="4"/>System.out.println(receiveMessage); // displaying at DOS prompt </text:p>
      <text:p text:style-name="P52"><text:s text:c="3"/>}</text:p>
      <text:p text:style-name="P52"><text:s text:c="2"/>}</text:p>
      <text:p text:style-name="P52"><text:s/>}</text:p>
      <text:p text:style-name="P54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<text:soft-page-break/><text:span text:style-name="T27">Program No.</text:span><text:span text:style-name="T28">5</text:span></text:p>
      <text:p text:style-name="P37"><text:span text:style-name="T24">Implementation of CORBA (</text:span><text:span text:style-name="T14">Common Object Request Broker Architecture) </text:span><text:span text:style-name="T24">mechanism.</text:span></text:p>
      <text:p text:style-name="P43"/>
      <text:p text:style-name="P24">1.FileInterface.idl</text:p>
      <text:p text:style-name="P24"/>
      <text:p text:style-name="P5">interface FileInterface {</text:p>
      <text:p text:style-name="P7"><text:span text:style-name="T18"><text:s text:c="3"/></text:span><text:span text:style-name="T19">typedef sequence&lt;octet&gt; Data;</text:span></text:p>
      <text:p text:style-name="P7"><text:span text:style-name="T18"><text:s text:c="3"/></text:span><text:span text:style-name="T19">Data downloadFile(in string fileName);</text:span></text:p>
      <text:p text:style-name="P5">};</text:p>
      <text:p text:style-name="P8"/>
      <text:p text:style-name="P50"><text:span text:style-name="T17">Now, let's compile the </text:span><text:span text:style-name="HTML_20_Code"><text:span text:style-name="T29">FileInterface.idl</text:span></text:span><text:span text:style-name="T17"> and generate server-side skeletons. Using the command: </text:span></text:p>
      <text:p text:style-name="P50"><text:span text:style-name="T30">D:\Prakash\RND\Java\CORBA&gt;</text:span><text:span text:style-name="HTML_20_Code"><text:span text:style-name="T29"> idlj -fserver FileInterface.idl</text:span></text:span><text:span text:style-name="T17"> </text:span></text:p>
      <text:p text:style-name="P24">2.FileServant.java</text:p>
      <text:p text:style-name="P24"/>
      <text:p text:style-name="P5">import java.io.*; </text:p>
      <text:p text:style-name="P5"/>
      <text:p text:style-name="P5">public class FileServant extends _FileInterfaceImplBase {</text:p>
      <text:p text:style-name="P7"><text:span text:style-name="T18"><text:s text:c="3"/></text:span><text:span text:style-name="T19">public byte[] downloadFile(String fileName){</text:span></text:p>
      <text:p text:style-name="P7"><text:span text:style-name="T18"><text:s text:c="6"/></text:span><text:span text:style-name="T19">File file = new File(fileName);</text:span></text:p>
      <text:p text:style-name="P7"><text:span text:style-name="T18"><text:s text:c="6"/></text:span><text:span text:style-name="T19">byte buffer[] = new byte[(int)file.length()];</text:span></text:p>
      <text:p text:style-name="P7"><text:span text:style-name="T18"><text:s text:c="6"/></text:span><text:span text:style-name="T19">try {</text:span></text:p>
      <text:p text:style-name="P7"><text:span text:style-name="T18"><text:s text:c="9"/></text:span><text:span text:style-name="T19">BufferedInputStream input = new</text:span></text:p>
      <text:p text:style-name="P7"><text:span text:style-name="T18"><text:s text:c="11"/></text:span><text:span text:style-name="T19">BufferedInputStream(new FileInputStream(fileName));</text:span></text:p>
      <text:p text:style-name="P7"><text:span text:style-name="T18"><text:s text:c="9"/></text:span><text:span text:style-name="T19">input.read(buffer,0,buffer.length);</text:span></text:p>
      <text:p text:style-name="P7"><text:span text:style-name="T18"><text:s text:c="9"/></text:span><text:span text:style-name="T19">input.close();</text:span></text:p>
      <text:p text:style-name="P7"><text:span text:style-name="T18"><text:s text:c="6"/></text:span><text:span text:style-name="T19">} catch(Exception e) {</text:span></text:p>
      <text:p text:style-name="P7"><text:span text:style-name="T18"><text:s text:c="9"/></text:span><text:span text:style-name="T19">System.out.println("FileServant Error: "+e.getMessage());</text:span></text:p>
      <text:p text:style-name="P7"><text:span text:style-name="T18"><text:s text:c="9"/></text:span><text:span text:style-name="T19">e.printStackTrace();</text:span></text:p>
      <text:p text:style-name="P7"><text:span text:style-name="T18"><text:s text:c="6"/></text:span><text:span text:style-name="T19">}</text:span></text:p>
      <text:p text:style-name="P7"><text:span text:style-name="T18"><text:s text:c="6"/></text:span><text:span text:style-name="T19">return(buffer); </text:span></text:p>
      <text:p text:style-name="P7"><text:span text:style-name="T18"><text:s text:c="3"/></text:span><text:span text:style-name="T19">}</text:span></text:p>
      <text:p text:style-name="P5">}</text:p>
      <text:p text:style-name="P6"/>
      <text:p text:style-name="P24">3.FileServer.java</text:p>
      <text:p text:style-name="P24"/>
      <text:p text:style-name="P5">import java.io.*;</text:p>
      <text:p text:style-name="P5">import org.omg.CosNaming.*;</text:p>
      <text:p text:style-name="P5">import org.omg.CosNaming.NamingContextPackage.*;</text:p>
      <text:p text:style-name="P5">import org.omg.CORBA.*;</text:p>
      <text:p text:style-name="P5"/>
      <text:p text:style-name="P5">public class FileServer {</text:p>
      <text:p text:style-name="P7"><text:span text:style-name="T18"><text:s text:c="3"/></text:span><text:span text:style-name="T19">public static void main(String args[]) {</text:span></text:p>
      <text:p text:style-name="P7"><text:span text:style-name="T18"><text:s text:c="6"/></text:span><text:span text:style-name="T19">try{</text:span></text:p>
      <text:p text:style-name="P7"><text:span text:style-name="T18"><text:s text:c="9"/></text:span><text:span text:style-name="T19">// create and initialize the ORB</text:span></text:p>
      <text:p text:style-name="P7"><text:span text:style-name="T18"><text:s text:c="9"/></text:span><text:span text:style-name="T19">ORB orb = ORB.init(args, null);</text:span></text:p>
      <text:p text:style-name="P7"><text:span text:style-name="T18"><text:s text:c="9"/></text:span><text:span text:style-name="T19">// create the servant and register it with the ORB</text:span></text:p>
      <text:p text:style-name="P7"><text:span text:style-name="T18"><text:s text:c="9"/></text:span><text:span text:style-name="T19">FileServant fileRef = new FileServant();</text:span></text:p>
      <text:p text:style-name="P7"><text:span text:style-name="T18"><text:s text:c="9"/></text:span><text:span text:style-name="T19">orb.connect(fileRef);</text:span></text:p>
      <text:p text:style-name="P7"><text:soft-page-break/><text:span text:style-name="T18"><text:s text:c="9"/></text:span><text:span text:style-name="T19">// get the root naming context</text:span></text:p>
      <text:p text:style-name="P7"><text:span text:style-name="T18"><text:s text:c="9"/></text:span><text:span text:style-name="T19">org.omg.CORBA.Object objRef =</text:span></text:p>
      <text:p text:style-name="P7"><text:span text:style-name="T18"><text:s text:c="12"/></text:span><text:span text:style-name="T19">orb.resolve_initial_references("NameService");</text:span></text:p>
      <text:p text:style-name="P7"><text:span text:style-name="T18"><text:s text:c="9"/></text:span><text:span text:style-name="T19">NamingContext ncRef = NamingContextHelper.narrow(objRef);</text:span></text:p>
      <text:p text:style-name="P7"><text:span text:style-name="T18"><text:s text:c="9"/></text:span><text:span text:style-name="T19">// Bind the object reference in naming</text:span></text:p>
      <text:p text:style-name="P7"><text:span text:style-name="T18"><text:s text:c="9"/></text:span><text:span text:style-name="T19">NameComponent nc = new NameComponent("FileTransfer", "");</text:span></text:p>
      <text:p text:style-name="P7"><text:span text:style-name="T18"><text:s text:c="9"/></text:span><text:span text:style-name="T19">NameComponent path[] = {nc};</text:span></text:p>
      <text:p text:style-name="P7"><text:span text:style-name="T18"><text:s text:c="9"/></text:span><text:span text:style-name="T19">ncRef.rebind(path, fileRef);</text:span></text:p>
      <text:p text:style-name="P7"><text:span text:style-name="T18"><text:s text:c="9"/></text:span><text:span text:style-name="T19">System.out.println("Server started....");</text:span></text:p>
      <text:p text:style-name="P7"><text:span text:style-name="T18"><text:s text:c="9"/></text:span><text:span text:style-name="T19">// Wait for invocations from clients</text:span></text:p>
      <text:p text:style-name="P7"><text:span text:style-name="T18"><text:s text:c="9"/></text:span><text:span text:style-name="T19">java.lang.Object sync = new java.lang.Object();</text:span></text:p>
      <text:p text:style-name="P7"><text:span text:style-name="T18"><text:s text:c="9"/></text:span><text:span text:style-name="T19">synchronized(sync){</text:span></text:p>
      <text:p text:style-name="P7"><text:span text:style-name="T18"><text:s text:c="12"/></text:span><text:span text:style-name="T19">sync.wait();</text:span></text:p>
      <text:p text:style-name="P7"><text:span text:style-name="T18"><text:s text:c="9"/></text:span><text:span text:style-name="T19">}</text:span></text:p>
      <text:p text:style-name="P7"><text:span text:style-name="T18"><text:s text:c="6"/></text:span><text:span text:style-name="T19">} catch(Exception e) {</text:span></text:p>
      <text:p text:style-name="P7"><text:span text:style-name="T18"><text:s text:c="9"/></text:span><text:span text:style-name="T19">System.err.println("ERROR: " + e.getMessage());</text:span></text:p>
      <text:p text:style-name="P7"><text:span text:style-name="T18"><text:s text:c="9"/></text:span><text:span text:style-name="T19">e.printStackTrace(System.out);</text:span></text:p>
      <text:p text:style-name="P7"><text:span text:style-name="T18"><text:s text:c="6"/></text:span><text:span text:style-name="T19">}</text:span></text:p>
      <text:p text:style-name="P7"><text:span text:style-name="T18"><text:s text:c="3"/></text:span><text:span text:style-name="T19">}</text:span></text:p>
      <text:p text:style-name="P5">}</text:p>
      <text:p text:style-name="P6"/>
      <text:p text:style-name="P24">4.FileClient.java</text:p>
      <text:p text:style-name="P24"/>
      <text:p text:style-name="P5">import java.io.*;</text:p>
      <text:p text:style-name="P5">import java.util.*;</text:p>
      <text:p text:style-name="P5">import org.omg.CosNaming.*;</text:p>
      <text:p text:style-name="P5">import org.omg.CORBA.*;</text:p>
      <text:p text:style-name="P5"/>
      <text:p text:style-name="P5">public class FileClient {</text:p>
      <text:p text:style-name="P7"><text:span text:style-name="T18"><text:s text:c="3"/></text:span><text:span text:style-name="T19">public static void main(String argv[]) {</text:span></text:p>
      <text:p text:style-name="P7"><text:span text:style-name="T18"><text:s text:c="6"/></text:span><text:span text:style-name="T19">try {</text:span></text:p>
      <text:p text:style-name="P7"><text:span text:style-name="T18"><text:s text:c="9"/></text:span><text:span text:style-name="T19">// create and initialize the ORB</text:span></text:p>
      <text:p text:style-name="P7"><text:span text:style-name="T18"><text:s text:c="9"/></text:span><text:span text:style-name="T19">ORB orb = ORB.init(argv, null);</text:span></text:p>
      <text:p text:style-name="P7"><text:span text:style-name="T18"><text:s text:c="9"/></text:span><text:span text:style-name="T19">// get the root naming context</text:span></text:p>
      <text:p text:style-name="P7"><text:span text:style-name="T18"><text:s text:c="9"/></text:span><text:span text:style-name="T19">org.omg.CORBA.Object objRef =</text:span></text:p>
      <text:p text:style-name="P7"><text:span text:style-name="T18"><text:s text:c="12"/></text:span><text:span text:style-name="T19">orb.resolve_initial_references("NameService");</text:span></text:p>
      <text:p text:style-name="P7"><text:span text:style-name="T18"><text:s text:c="9"/></text:span><text:span text:style-name="T19">NamingContext ncRef = NamingContextHelper.narrow(objRef);</text:span></text:p>
      <text:p text:style-name="P7"><text:span text:style-name="T18"><text:s text:c="9"/></text:span><text:span text:style-name="T19">NameComponent nc = new NameComponent("FileTransfer", ""); <text:s text:c="5"/></text:span></text:p>
      <text:p text:style-name="P7"><text:span text:style-name="T18"><text:s text:c="9"/></text:span><text:span text:style-name="T19">// Resolve the object reference in naming</text:span></text:p>
      <text:p text:style-name="P7"><text:span text:style-name="T18"><text:s text:c="9"/></text:span><text:span text:style-name="T19">NameComponent path[] = {nc};</text:span></text:p>
      <text:p text:style-name="P7"><text:span text:style-name="T18"><text:s text:c="9"/></text:span><text:span text:style-name="T19">FileInterfaceOperations fileRef =</text:span></text:p>
      <text:p text:style-name="P7"><text:span text:style-name="T18"><text:s text:c="12"/></text:span><text:span text:style-name="T19">FileInterfaceHelper.narrow(ncRef.resolve(path));</text:span></text:p>
      <text:p text:style-name="P5"/>
      <text:p text:style-name="P7"><text:span text:style-name="T18"><text:s text:c="9"/></text:span><text:span text:style-name="T19">if(argv.length &lt; 1) {</text:span></text:p>
      <text:p text:style-name="P7"><text:span text:style-name="T18"><text:s text:c="12"/></text:span><text:span text:style-name="T19">System.out.println("Usage: java FileClient filename");</text:span></text:p>
      <text:p text:style-name="P7"><text:span text:style-name="T18"><text:s text:c="9"/></text:span><text:span text:style-name="T19">}</text:span></text:p>
      <text:p text:style-name="P5"/>
      <text:p text:style-name="P7"><text:span text:style-name="T18"><text:s text:c="9"/></text:span><text:span text:style-name="T19">// save the file</text:span></text:p>
      <text:p text:style-name="P7"><text:span text:style-name="T18"><text:s text:c="9"/></text:span><text:span text:style-name="T19">File file = new File(argv[0]);</text:span></text:p>
      <text:p text:style-name="P7"><text:span text:style-name="T18"><text:s text:c="9"/></text:span><text:span text:style-name="T19">byte data[] = fileRef.downloadFile(argv[0]);</text:span></text:p>
      <text:p text:style-name="P7"><text:span text:style-name="T18"><text:s text:c="9"/></text:span><text:span text:style-name="T19">BufferedOutputStream output = new</text:span></text:p>
      <text:p text:style-name="P7"><text:span text:style-name="T18"><text:s text:c="11"/></text:span><text:span text:style-name="T19">BufferedOutputStream(new FileOutputStream(argv[0]));</text:span></text:p>
      <text:p text:style-name="P7"><text:soft-page-break/><text:span text:style-name="T18"><text:s text:c="9"/></text:span><text:span text:style-name="T19">output.write(data, 0, data.length);</text:span></text:p>
      <text:p text:style-name="P7"><text:span text:style-name="T18"><text:s text:c="9"/></text:span><text:span text:style-name="T19">output.flush();</text:span></text:p>
      <text:p text:style-name="P7"><text:span text:style-name="T18"><text:s text:c="9"/></text:span><text:span text:style-name="T19">output.close();</text:span></text:p>
      <text:p text:style-name="P7"><text:span text:style-name="T18"><text:s text:c="6"/></text:span><text:span text:style-name="T19">} catch(Exception e) {</text:span></text:p>
      <text:p text:style-name="P7"><text:span text:style-name="T18"><text:s text:c="9"/></text:span><text:span text:style-name="T19">System.out.println("FileClient Error: " + e.getMessage());</text:span></text:p>
      <text:p text:style-name="P7"><text:span text:style-name="T18"><text:s text:c="9"/></text:span><text:span text:style-name="T19">e.printStackTrace();</text:span></text:p>
      <text:p text:style-name="P7"><text:span text:style-name="T18"><text:s text:c="6"/></text:span><text:span text:style-name="T19">}</text:span></text:p>
      <text:p text:style-name="P7"><text:span text:style-name="T18"><text:s text:c="3"/></text:span><text:span text:style-name="T19">}</text:span></text:p>
      <text:p text:style-name="P5">}</text:p>
      <text:p text:style-name="P6"/>
      <text:p text:style-name="P37"/>
      <text:p text:style-name="P51"><text:span text:style-name="T16">Running the application</text:span><text:span text:style-name="T15"> </text:span></text:p>
      <text:p text:style-name="P4"><text:span text:style-name="HTML_20_Code"><text:span text:style-name="T31">1.</text:span></text:span><text:span text:style-name="T29"> \Java\CORBA&gt;</text:span><text:span text:style-name="HTML_20_Code"><text:span text:style-name="T32">tnameserv</text:span></text:span></text:p>
      <text:p text:style-name="P4"><text:span text:style-name="HTML_20_Code"><text:span text:style-name="T32">2.</text:span></text:span><text:span text:style-name="T29">\Java\CORBA&gt;</text:span><text:span text:style-name="HTML_20_Code"><text:span text:style-name="T32">java FileServer</text:span></text:span></text:p>
      <text:p text:style-name="P4"><text:span text:style-name="HTML_20_Code"><text:span text:style-name="T32">3.</text:span></text:span><text:span text:style-name="T29"> \Java\CORBA&gt;</text:span><text:span text:style-name="HTML_20_Code"><text:span text:style-name="T32">idlj -fclient FileInterface.idl</text:span></text:span></text:p>
      <text:p text:style-name="P4"><text:span text:style-name="HTML_20_Code"><text:span text:style-name="T32">4.</text:span></text:span><text:span text:style-name="T29"> \Java\CORBA&gt;</text:span><text:span text:style-name="HTML_20_Code"><text:span text:style-name="T32">java FileClient hello.txt</text:span></text:span></text:p>
      <text:p text:style-name="P4"><text:span text:style-name="HTML_20_Code"><text:span text:style-name="T33"/></text:span></text:p>
      <text:p text:style-name="P31"><text:span text:style-name="HTML_20_Code"><text:span text:style-name="T34"/></text:span></text:p>
      <text:p text:style-name="P31"/>
      <text:p text:style-name="P31"/>
      <text:p text:style-name="P79">Program No.<text:span text:style-name="T21">6</text:span></text:p>
      <text:p text:style-name="P3">//WAP to simulate the functionality of Lamport's Logical clock in C.</text:p>
      <text:p text:style-name="P36">#include&lt;stdio.h&gt;</text:p>
      <text:p text:style-name="P36">#include&lt;conio.h&gt;</text:p>
      <text:p text:style-name="P36">#include&lt;iostream.h&gt;</text:p>
      <text:p text:style-name="P36">#include&lt;stdlib.h&gt;</text:p>
      <text:p text:style-name="P36">#include&lt;graphics.h&gt;</text:p>
      <text:p text:style-name="P36">#include&lt;string.h&gt;</text:p>
      <text:p text:style-name="P36">#include&lt;dos.h&gt;</text:p>
      <text:p text:style-name="P36"/>
      <text:p text:style-name="P36">void main(){</text:p>
      <text:p text:style-name="P36"><text:tab/>int s[4][9],n,m=0;</text:p>
      <text:p text:style-name="P36"><text:tab/>int i,j,next=0,step=0;</text:p>
      <text:p text:style-name="P36"><text:tab/>int msg[10][4]={0},totmsg;</text:p>
      <text:p text:style-name="P36"><text:tab/>char op;</text:p>
      <text:p text:style-name="P36"><text:tab/>int pi,pj,ei,ej;</text:p>
      <text:p text:style-name="P36"/>
      <text:p text:style-name="P36"><text:tab/>clrscr();</text:p>
      <text:p text:style-name="P36"><text:tab/>cout&lt;&lt;"\nProgram for Lamport Logical Clock";</text:p>
      <text:p text:style-name="P36"><text:tab/>cout&lt;&lt;"\nEnter Number Of Process <text:s/>";</text:p>
      <text:p text:style-name="P36"><text:tab/>cin&gt;&gt;n;</text:p>
      <text:p text:style-name="P36"><text:tab/>for(i=0;i&lt;n;i++){</text:p>
      <text:p text:style-name="P36"><text:tab/><text:tab/>cout&lt;&lt;"\nEnter number of STATES of process P"&lt;&lt;i&lt;&lt;" <text:s text:c="2"/>";</text:p>
      <text:p text:style-name="P36"><text:tab/><text:tab/>cin&gt;&gt;s[i][8];</text:p>
      <text:p text:style-name="P36"><text:tab/><text:tab/>for(j=1;j&lt;=s[i][8];j++){</text:p>
      <text:p text:style-name="P36"><text:tab/><text:tab/><text:tab/>s[i][j]=j;</text:p>
      <text:p text:style-name="P36"><text:tab/><text:tab/>}</text:p>
      <text:p text:style-name="P36"><text:tab/>}</text:p>
      <text:p text:style-name="P36"/>
      <text:p text:style-name="P36"><text:tab/>do{</text:p>
      <text:p text:style-name="P36"><text:tab/><text:tab/>cout&lt;&lt;"\nEnter message transit";</text:p>
      <text:p text:style-name="P36"><text:tab/><text:tab/>cout&lt;&lt;"\nFROM -&gt;\nEnter Process Number P";</text:p>
      <text:p text:style-name="P36"><text:tab/><text:tab/>cin&gt;&gt;msg[m][0];</text:p>
      <text:p text:style-name="P36"><text:tab/><text:tab/>cout&lt;&lt;"\nEnter Event Number e";</text:p>
      <text:p text:style-name="P36"><text:tab/><text:tab/>cin&gt;&gt;msg[m][1];</text:p>
      <text:p text:style-name="P36"><text:tab/><text:tab/>cout&lt;&lt;"\nTO -&gt;\nEnter Process Number P";</text:p>
      <text:p text:style-name="P36"><text:tab/><text:tab/>cin&gt;&gt;msg[m][2];</text:p>
      <text:p text:style-name="P36"><text:tab/><text:tab/>cout&lt;&lt;"\nEnter Event Number e";</text:p>
      <text:p text:style-name="P36"><text:tab/><text:tab/>cin&gt;&gt;msg[m][3];</text:p>
      <text:p text:style-name="P36"><text:tab/><text:tab/>cout&lt;&lt;"\n\nPress 'y' to continue";</text:p>
      <text:p text:style-name="P36"><text:tab/><text:tab/>op=getch();</text:p>
      <text:p text:style-name="P36"><text:tab/><text:tab/>cout&lt;&lt;op;</text:p>
      <text:p text:style-name="P36"><text:tab/><text:tab/>m++;</text:p>
      <text:p text:style-name="P36"><text:tab/><text:tab/>totmsg=m;</text:p>
      <text:p text:style-name="P36"/>
      <text:p text:style-name="P36"><text:tab/>}while(op=='y');</text:p>
      <text:p text:style-name="P36"><text:tab/>m=0;</text:p>
      <text:p text:style-name="P36"><text:tab/>for (i=0;i&lt;totmsg;i++){</text:p>
      <text:p text:style-name="P36"><text:tab/><text:tab/> <text:s/>pi=msg[i][0];</text:p>
      <text:p text:style-name="P36"><text:tab/><text:tab/> <text:s/>ei=msg[i][1];</text:p>
      <text:p text:style-name="P36"><text:tab/><text:tab/> <text:s/>pj=msg[i][2];</text:p>
      <text:p text:style-name="P36"><text:tab/><text:tab/> <text:s/>ej=msg[i][3];</text:p>
      <text:p text:style-name="P36"><text:soft-page-break/><text:tab/><text:tab/> <text:s/>if(s[pj][ej]&lt; (s[pi][ei]+1)){</text:p>
      <text:p text:style-name="P36"><text:tab/><text:tab/><text:tab/><text:tab/>s[pj][ej]=s[pi][ei]+1;</text:p>
      <text:p text:style-name="P36"><text:tab/><text:tab/><text:tab/><text:tab/>for (j=ej+1;j&lt;=s[pj][8];j++){</text:p>
      <text:p text:style-name="P36"><text:tab/><text:tab/><text:tab/><text:tab/><text:tab/> s[pj][j]=s[pj][j-1]+1;</text:p>
      <text:p text:style-name="P36"><text:tab/><text:tab/><text:tab/><text:tab/><text:tab/>}</text:p>
      <text:p text:style-name="P36"><text:tab/><text:tab/><text:tab/> }</text:p>
      <text:p text:style-name="P36"><text:tab/><text:tab/>}</text:p>
      <text:p text:style-name="P36"><text:tab/>int gd=DETECT,gm;</text:p>
      <text:p text:style-name="P36"><text:tab/>initgraph(&amp;gd,&amp;gm,"C:\\TC\\BGI");</text:p>
      <text:p text:style-name="P36"><text:tab/>outtextxy(200,15,"Program For Lamport Logical Clock");</text:p>
      <text:p text:style-name="P36"><text:tab/>//drawing process and events</text:p>
      <text:p text:style-name="P36"><text:tab/>for(i=0;i&lt;n;i++){</text:p>
      <text:p text:style-name="P36"><text:tab/><text:tab/>char* p1;</text:p>
      <text:p text:style-name="P36"><text:tab/><text:tab/>itoa(i,p1,10);</text:p>
      <text:p text:style-name="P36"><text:tab/><text:tab/>outtextxy(5,100+next,"P");</text:p>
      <text:p text:style-name="P36"><text:tab/><text:tab/>outtextxy(13,100+next,p1);</text:p>
      <text:p text:style-name="P36"><text:tab/><text:tab/>line(100,100+next,600,100+next);</text:p>
      <text:p text:style-name="P36"><text:tab/><text:tab/>for(j=1;j&lt;=s[i][8];j++){</text:p>
      <text:p text:style-name="P36"><text:tab/><text:tab/><text:tab/>char* p2;</text:p>
      <text:p text:style-name="P36"><text:tab/><text:tab/><text:tab/>itoa(j,p2,10);</text:p>
      <text:p text:style-name="P36"><text:tab/><text:tab/><text:tab/>outtextxy(100+step,90+next,"e");</text:p>
      <text:p text:style-name="P36"><text:tab/><text:tab/><text:tab/>outtextxy(110+step,90+next,p2);</text:p>
      <text:p text:style-name="P36"><text:tab/><text:tab/><text:tab/>//timestamp</text:p>
      <text:p text:style-name="P36"><text:tab/><text:tab/><text:tab/>char* p3;</text:p>
      <text:p text:style-name="P36"><text:tab/><text:tab/><text:tab/>itoa(s[i][j]-1,p3,10);</text:p>
      <text:p text:style-name="P36"><text:tab/><text:tab/><text:tab/>outtextxy(100+step,110+next,"t");</text:p>
      <text:p text:style-name="P36"><text:tab/><text:tab/><text:tab/>outtextxy(110+step,110+next,p3);</text:p>
      <text:p text:style-name="P36"><text:tab/><text:tab/><text:tab/>circle(105+step,100+next,5);</text:p>
      <text:p text:style-name="P36"><text:tab/><text:tab/><text:tab/>step+=50;</text:p>
      <text:p text:style-name="P36"><text:tab/><text:tab/>}</text:p>
      <text:p text:style-name="P36"><text:tab/><text:tab/>step=0;</text:p>
      <text:p text:style-name="P36"><text:tab/><text:tab/>next+=100;</text:p>
      <text:p text:style-name="P36"><text:tab/>}</text:p>
      <text:p text:style-name="P36"><text:tab/>delay(2000);</text:p>
      <text:p text:style-name="P36"><text:tab/>//drawing message transit</text:p>
      <text:p text:style-name="P36"><text:tab/>for(m=0;m&lt;totmsg;m++){</text:p>
      <text:p text:style-name="P36"><text:tab/><text:tab/><text:tab/>setlinestyle(SOLID_LINE,1,3);</text:p>
      <text:p text:style-name="P36"><text:tab/><text:tab/><text:tab/>setcolor(m+4);</text:p>
      <text:p text:style-name="P36"><text:tab/><text:tab/><text:tab/>line(msg[m][1]*50+50,msg[m][0]*100+100,msg[m][3]*50+50,msg[m][2]*100+100);</text:p>
      <text:p text:style-name="P36"><text:tab/><text:tab/><text:tab/>if (msg[m][2]&gt;msg[m][0]){</text:p>
      <text:p text:style-name="P36"><text:tab/><text:tab/><text:tab/><text:tab/>line(msg[m][3]*50+50,msg[m][2]*100+100,msg[m][3]*50+50,msg[m][2]*100+90);</text:p>
      <text:p text:style-name="P36"><text:tab/><text:tab/><text:tab/><text:tab/>line(msg[m][3]*50+50,msg[m][2]*100+100,msg[m][3]*50+40,msg[m][2]*100+90);</text:p>
      <text:p text:style-name="P36"><text:tab/><text:tab/><text:tab/>}</text:p>
      <text:p text:style-name="P36"><text:tab/><text:tab/><text:tab/>else{</text:p>
      <text:p text:style-name="P36"><text:tab/><text:tab/><text:tab/><text:tab/>line(msg[m][3]*50+50,msg[m][2]*100+100,msg[m][3]*50+50,msg[m][2]*100+110);</text:p>
      <text:p text:style-name="P36"><text:tab/><text:tab/><text:tab/><text:tab/>line(msg[m][3]*50+50,msg[m][2]*100+100,msg[m][3]*50+40,msg[m][2]*100+110);</text:p>
      <text:p text:style-name="P36"><text:tab/><text:tab/><text:tab/>}</text:p>
      <text:p text:style-name="P36"><text:soft-page-break/><text:tab/>}</text:p>
      <text:p text:style-name="P36"><text:tab/>getch();</text:p>
      <text:p text:style-name="P36">}</text:p>
      <text:p text:style-name="P21"/>
      <text:p text:style-name="P20"/>
      <text:p text:style-name="P20"/>
      <text:p text:style-name="P40"/>
      <text:p text:style-name="P39"/>
      <text:p text:style-name="P39"/>
      <text:p text:style-name="P40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Program No.<text:span text:style-name="T21">7</text:span></text:p>
      <text:p text:style-name="P12"/>
      <text:p text:style-name="P26">//WAP to Implement <text:s/>Vector clock in C.</text:p>
      <text:p text:style-name="P26"/>
      <text:p text:style-name="P36">#include&lt;stdio.h&gt;</text:p>
      <text:p text:style-name="P36">#include&lt;conio.h&gt;</text:p>
      <text:p text:style-name="P36">#include&lt;stdio.h&gt;</text:p>
      <text:p text:style-name="P36">#include&lt;stdlib.h&gt;</text:p>
      <text:p text:style-name="P36">long *p1(int i,long *comp);</text:p>
      <text:p text:style-name="P36">long *p2(int i,long *comp);</text:p>
      <text:p text:style-name="P36">long *p3(int i,long *comp);</text:p>
      <text:p text:style-name="P36">void main()</text:p>
      <text:p text:style-name="P36">{</text:p>
      <text:p text:style-name="P36"><text:tab/>long start[]={0,0,0},*vector;</text:p>
      <text:p text:style-name="P36"><text:tab/>clrscr();</text:p>
      <text:p text:style-name="P36"><text:tab/>while(!kbhit())</text:p>
      <text:p text:style-name="P36"><text:tab/>{</text:p>
      <text:p text:style-name="P36"><text:tab/><text:tab/>p1(1,&amp;start[0]);</text:p>
      <text:p text:style-name="P36"><text:tab/>}</text:p>
      <text:p text:style-name="P36"><text:tab/>printf("\n Process Vector\n");</text:p>
      <text:p text:style-name="P36"><text:tab/>vector=p1(0,&amp;start[0]);</text:p>
      <text:p text:style-name="P36"><text:tab/>printf("p1[%ld%ld%ld]\n",*vector,*(vector+1),*(vector+2));</text:p>
      <text:p text:style-name="P36"><text:tab/>vector=p2(0,&amp;start[0]);</text:p>
      <text:p text:style-name="P36"><text:tab/>printf("p2[%ld%ld%ld]\n",*vector,*(vector+1),*(vector+2));</text:p>
      <text:p text:style-name="P36"><text:tab/>vector=p3(0,&amp;start[0]);</text:p>
      <text:p text:style-name="P36"><text:tab/>printf("p3[%ld%ld%ld]\n",*vector,*(vector+1),*(vector+2));</text:p>
      <text:p text:style-name="P36">}</text:p>
      <text:p text:style-name="P36"><text:tab/>long *p1(int i,long *comp)</text:p>
      <text:p text:style-name="P36"><text:tab/>{</text:p>
      <text:p text:style-name="P36"><text:tab/><text:tab/>static long a[]={0,0,0};</text:p>
      <text:p text:style-name="P36"><text:tab/><text:tab/>int next;</text:p>
      <text:p text:style-name="P36"><text:tab/><text:tab/>if(i==1)</text:p>
      <text:p text:style-name="P36"><text:tab/><text:tab/>{</text:p>
      <text:p text:style-name="P36"><text:tab/><text:tab/><text:tab/>a[0]++;</text:p>
      <text:p text:style-name="P36"><text:tab/><text:tab/><text:tab/>if(*(comp+1)&gt;a[1])</text:p>
      <text:p text:style-name="P36"><text:tab/><text:tab/><text:tab/><text:tab/>a[1]=*(comp+1);</text:p>
      <text:p text:style-name="P36"><text:tab/><text:tab/><text:tab/>if(*(comp+2)&gt;a[2])</text:p>
      <text:p text:style-name="P36"><text:tab/><text:tab/><text:tab/><text:tab/>a[2]=*(comp+2);</text:p>
      <text:p text:style-name="P36"><text:tab/><text:tab/><text:tab/>next=random(2);</text:p>
      <text:p text:style-name="P36"><text:tab/><text:tab/><text:tab/>if(next==0)</text:p>
      <text:p text:style-name="P36"><text:tab/><text:tab/><text:tab/><text:tab/>p2(1,&amp;a[0]);</text:p>
      <text:p text:style-name="P36"><text:tab/><text:tab/><text:tab/>else if(next==1)</text:p>
      <text:p text:style-name="P36"><text:tab/><text:tab/><text:tab/><text:tab/>p3(1,&amp;a[0]);</text:p>
      <text:p text:style-name="P36"><text:tab/><text:tab/><text:tab/>return(&amp;a[0]);</text:p>
      <text:p text:style-name="P36"><text:tab/><text:tab/>}</text:p>
      <text:p text:style-name="P36"><text:tab/><text:tab/>else</text:p>
      <text:p text:style-name="P36"><text:tab/><text:tab/><text:tab/>return(&amp;a[0]);</text:p>
      <text:p text:style-name="P36"><text:tab/>}</text:p>
      <text:p text:style-name="P36">long *p2(int i,long *comp)</text:p>
      <text:p text:style-name="P36">{</text:p>
      <text:p text:style-name="P36"><text:tab/>static long b[]={0,0,0};</text:p>
      <text:p text:style-name="P36"><text:tab/>int next;</text:p>
      <text:p text:style-name="P36"><text:soft-page-break/><text:tab/>if(i==1)</text:p>
      <text:p text:style-name="P36"><text:tab/>{</text:p>
      <text:p text:style-name="P36"><text:tab/><text:tab/>b[i]++;</text:p>
      <text:p text:style-name="P36"><text:tab/><text:tab/>if(*comp&gt;b[0])</text:p>
      <text:p text:style-name="P36"><text:tab/><text:tab/><text:tab/>b[0]=*(comp);</text:p>
      <text:p text:style-name="P36"><text:tab/><text:tab/>if(*(comp+2)&gt;b[2])</text:p>
      <text:p text:style-name="P36"><text:tab/><text:tab/><text:tab/>b[2]=*(comp+2);</text:p>
      <text:p text:style-name="P36"><text:tab/><text:tab/>next=random(2);</text:p>
      <text:p text:style-name="P36"><text:tab/><text:tab/>if(next==0)</text:p>
      <text:p text:style-name="P36"><text:tab/><text:tab/><text:tab/>p1(1,&amp;b[0]);</text:p>
      <text:p text:style-name="P36"><text:tab/><text:tab/>else if(next==1)</text:p>
      <text:p text:style-name="P36"><text:tab/><text:tab/><text:tab/>p3(1,&amp;b[0]);</text:p>
      <text:p text:style-name="P36"><text:tab/><text:tab/>return &amp;b[0];</text:p>
      <text:p text:style-name="P36"><text:tab/>}</text:p>
      <text:p text:style-name="P36"><text:tab/>else</text:p>
      <text:p text:style-name="P36"><text:tab/><text:tab/>return &amp;b[0];</text:p>
      <text:p text:style-name="P36">}</text:p>
      <text:p text:style-name="P36">long *p3(int i,long *comp)</text:p>
      <text:p text:style-name="P36">{</text:p>
      <text:p text:style-name="P36"><text:tab/>static long c[]={0,0,0};</text:p>
      <text:p text:style-name="P36"><text:tab/>int next;</text:p>
      <text:p text:style-name="P36"><text:tab/>if(i==1)</text:p>
      <text:p text:style-name="P36"><text:tab/>{</text:p>
      <text:p text:style-name="P36"><text:tab/><text:tab/>c[2]++;</text:p>
      <text:p text:style-name="P36"><text:tab/><text:tab/>if(*comp&gt;c[0])</text:p>
      <text:p text:style-name="P36"><text:tab/><text:tab/><text:tab/>c[0]=*(comp);</text:p>
      <text:p text:style-name="P36"><text:tab/><text:tab/>if(*(comp+1)&gt;c[1])</text:p>
      <text:p text:style-name="P36"><text:tab/><text:tab/><text:tab/>c[1]=*(comp+1);</text:p>
      <text:p text:style-name="P36"><text:tab/><text:tab/>next=random(2);</text:p>
      <text:p text:style-name="P36"><text:tab/><text:tab/>if(next==0)</text:p>
      <text:p text:style-name="P36"><text:tab/><text:tab/><text:tab/>p1(1,&amp;c[0]);</text:p>
      <text:p text:style-name="P36"><text:tab/><text:tab/>return &amp;c[0];</text:p>
      <text:p text:style-name="P36"><text:tab/>}</text:p>
      <text:p text:style-name="P36"><text:tab/>else</text:p>
      <text:p text:style-name="P36"><text:tab/><text:tab/>return &amp;c[0];</text:p>
      <text:p text:style-name="P36">}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9"><text:soft-page-break/><text:span text:style-name="T1">Program No.</text:span><text:span text:style-name="T3">8</text:span></text:p>
      <text:p text:style-name="P14"/>
      <text:p text:style-name="P65">Program to implement Cristein’s Algorithm.</text:p>
      <text:p text:style-name="P65"/>
      <text:p text:style-name="P58">#include&lt;iostream&gt;</text:p>
      <text:p text:style-name="Preformatted_20_Text">using namepsace std;</text:p>
      <text:p text:style-name="Preformatted_20_Text">int main(){</text:p>
      <text:p text:style-name="Preformatted_20_Text"><text:s text:c="4"/>int t1,t2,rtt, ft;</text:p>
      <text:p text:style-name="Preformatted_20_Text"><text:s text:c="4"/>cout&lt;&lt;"\n enter the initial time ";</text:p>
      <text:p text:style-name="Preformatted_20_Text"><text:s text:c="4"/>cin&gt;&gt;t1;</text:p>
      <text:p text:style-name="Preformatted_20_Text"><text:s text:c="4"/>cout&lt;&lt;"\n enter the time recieved ";</text:p>
      <text:p text:style-name="Preformatted_20_Text"><text:s text:c="4"/>cin&gt;&gt;t2;</text:p>
      <text:p text:style-name="Preformatted_20_Text"><text:s text:c="4"/>cout&lt;&lt;"\n enter round trip time ";</text:p>
      <text:p text:style-name="Preformatted_20_Text"><text:s text:c="4"/>cin&gt;&gt;rrt;</text:p>
      <text:p text:style-name="Preformatted_20_Text"><text:s text:c="4"/>ft = t2+rtt/2;</text:p>
      <text:p text:style-name="Preformatted_20_Text"><text:s text:c="4"/>cout&lt;&lt;"\n initial time of process "&lt;&lt;t1;</text:p>
      <text:p text:style-name="Preformatted_20_Text"><text:s text:c="4"/>cout&lt;&lt;"\n final time after synchronisation "&lt;&lt;ft;</text:p>
      <text:p text:style-name="Preformatted_20_Text"><text:s text:c="4"/>return 0;</text:p>
      <text:p text:style-name="Preformatted_20_Text"><text:s text:c="4"/></text:p>
      <text:p text:style-name="Preformatted_20_Text"><text:s text:c="4"/></text:p>
      <text:p text:style-name="P53">}</text:p>
      <text:p text:style-name="P65"/>
      <text:p text:style-name="P34"/>
      <text:p text:style-name="P65"/>
      <text:p text:style-name="P33"/>
      <text:p text:style-name="P3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9"><text:soft-page-break/><text:span text:style-name="T1">Program No.</text:span><text:span text:style-name="T3">9</text:span></text:p>
      <text:p text:style-name="P14"/>
      <text:p text:style-name="P65">Program to implement Berkley’s Algorithm.</text:p>
      <text:p text:style-name="P65"/>
      <text:p text:style-name="P47">#include&lt;iostream&gt;</text:p>
      <text:p text:style-name="Preformatted_20_Text">#include&lt;cmath&gt;</text:p>
      <text:p text:style-name="Preformatted_20_Text">using namespace std;</text:p>
      <text:p text:style-name="Preformatted_20_Text">int main(){</text:p>
      <text:p text:style-name="Preformatted_20_Text"><text:s text:c="4"/>int mt, pt[100], diff[100],n, l=5, s=0,avg, count=0;</text:p>
      <text:p text:style-name="Preformatted_20_Text"><text:s text:c="4"/>cout&lt;&lt;"\n enter master time ";</text:p>
      <text:p text:style-name="Preformatted_20_Text"><text:s text:c="4"/>cin&gt;&gt;mt;</text:p>
      <text:p text:style-name="Preformatted_20_Text"/>
      <text:p text:style-name="Preformatted_20_Text"><text:s text:c="4"/>cout&lt;&lt;"\n enter the number of process ";</text:p>
      <text:p text:style-name="Preformatted_20_Text"><text:s text:c="4"/>cin&gt;&gt;n;</text:p>
      <text:p text:style-name="Preformatted_20_Text"><text:s text:c="4"/>cout&lt;&lt;"\n enter their times ";</text:p>
      <text:p text:style-name="Preformatted_20_Text"><text:s text:c="4"/>for(int i=0;i&lt;n;i++){</text:p>
      <text:p text:style-name="Preformatted_20_Text"><text:s text:c="8"/>cin&gt;&gt;pt[i];</text:p>
      <text:p text:style-name="Preformatted_20_Text"><text:s text:c="4"/>}</text:p>
      <text:p text:style-name="Preformatted_20_Text"><text:s text:c="4"/>for(int i=0;i&lt;n;i++)</text:p>
      <text:p text:style-name="Preformatted_20_Text"><text:s text:c="4"/>{</text:p>
      <text:p text:style-name="Preformatted_20_Text"><text:s text:c="8"/>if(abs(mt-pt[i])&lt;5){</text:p>
      <text:p text:style-name="Preformatted_20_Text"><text:s text:c="12"/>s+=pt[i];</text:p>
      <text:p text:style-name="Preformatted_20_Text"><text:s text:c="12"/>count++;</text:p>
      <text:p text:style-name="Preformatted_20_Text"><text:s text:c="8"/>}</text:p>
      <text:p text:style-name="Preformatted_20_Text"/>
      <text:p text:style-name="Preformatted_20_Text"><text:s text:c="4"/>}</text:p>
      <text:p text:style-name="Preformatted_20_Text"><text:s text:c="4"/>avg = s/count;</text:p>
      <text:p text:style-name="Preformatted_20_Text"><text:s text:c="4"/>cout&lt;&lt;"n average "&lt;&lt;avg;</text:p>
      <text:p text:style-name="Preformatted_20_Text"><text:s text:c="4"/>for(int i=0;i&lt;n;i++){</text:p>
      <text:p text:style-name="Preformatted_20_Text"/>
      <text:p text:style-name="Preformatted_20_Text"><text:s text:c="16"/>diff[i]=pt[i]-avg;</text:p>
      <text:p text:style-name="Preformatted_20_Text"/>
      <text:p text:style-name="Preformatted_20_Text"><text:s text:c="4"/>}</text:p>
      <text:p text:style-name="Preformatted_20_Text"><text:s text:c="4"/>cout&lt;&lt;"\n";</text:p>
      <text:p text:style-name="Preformatted_20_Text"><text:s text:c="4"/>for(int i=0;i&lt;n;i++){</text:p>
      <text:p text:style-name="Preformatted_20_Text"><text:s text:c="8"/>cout&lt;&lt;" error value for process "&lt;&lt;i&lt;&lt;" difference value "&lt;&lt;diff[i]&lt;&lt;" final clock value "&lt;&lt;pt[i]-diff[i]&lt;&lt;endl;</text:p>
      <text:p text:style-name="Preformatted_20_Text"><text:s text:c="4"/>}</text:p>
      <text:p text:style-name="P53">}</text:p>
      <text:p text:style-name="P33"/>
      <text:p text:style-name="P33"/>
      <text:p text:style-name="P33"/>
      <text:p text:style-name="P33"/>
      <text:p text:style-name="P33"/>
      <text:p text:style-name="P3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8"><text:soft-page-break/><text:span text:style-name="T1">Program No.</text:span><text:span text:style-name="T2">10</text:span></text:p>
      <text:p text:style-name="P13"/>
      <text:p text:style-name="P27">\\Simulation of Distributed mutual exclusion in java.</text:p>
      <text:p text:style-name="P27"/>
      <text:p text:style-name="P44">import Utilities.*;</text:p>
      <text:p text:style-name="P44">import Synchronization.*;</text:p>
      <text:p text:style-name="P44"/>
      <text:p text:style-name="P44">class Message { public int number, id;</text:p>
      <text:p text:style-name="P44"><text:span text:style-name="T11"><text:s text:c="3"/></text:span>public Message(int number, int id) { this.number = number; this.id = id;}</text:p>
      <text:p text:style-name="P44">}</text:p>
      <text:p text:style-name="P44"/>
      <text:p text:style-name="P44">class Node extends MyObject implements Runnable {</text:p>
      <text:p text:style-name="P44"/>
      <text:p text:style-name="P44"><text:span text:style-name="T11"><text:s text:c="3"/></text:span>private static final int MAIN = 0, REQUESTS = 1, REPLIES = 2;</text:p>
      <text:p text:style-name="P44"><text:span text:style-name="T11"><text:s text:c="3"/></text:span>private int whichOne = 0;</text:p>
      <text:p text:style-name="P44"/>
      <text:p text:style-name="P44"><text:span text:style-name="T11"><text:s text:c="3"/></text:span>private int id = -1;</text:p>
      <text:p text:style-name="P44"><text:span text:style-name="T11"><text:s text:c="3"/></text:span>private int numNodes = -1;</text:p>
      <text:p text:style-name="P44"><text:span text:style-name="T11"><text:s text:c="3"/></text:span>private int napOutsideCS = 0; // both are in</text:p>
      <text:p text:style-name="P44"><text:span text:style-name="T11"><text:s text:c="3"/></text:span>private int napInsideCS = 0; <text:s/>// milliseconds</text:p>
      <text:p text:style-name="P44"><text:span text:style-name="T11"><text:s text:c="3"/></text:span>private MessagePassing[] requestChannel = null;</text:p>
      <text:p text:style-name="P44"><text:span text:style-name="T11"><text:s text:c="3"/></text:span>private MessagePassing[] replyChannel = null;</text:p>
      <text:p text:style-name="P44"><text:span text:style-name="T11"><text:s text:c="3"/></text:span>private MessagePassing requestsToMe = null;</text:p>
      <text:p text:style-name="P44"><text:span text:style-name="T11"><text:s text:c="3"/></text:span>private MessagePassing repliesToMe = null;</text:p>
      <text:p text:style-name="P44"><text:span text:style-name="T11"><text:s text:c="3"/></text:span>private int number = 0;</text:p>
      <text:p text:style-name="P44"><text:span text:style-name="T11"><text:s text:c="3"/></text:span>private int highNumber = 0;</text:p>
      <text:p text:style-name="P44"><text:span text:style-name="T11"><text:s text:c="3"/></text:span>private boolean requesting = false;</text:p>
      <text:p text:style-name="P44"><text:span text:style-name="T11"><text:s text:c="3"/></text:span>private int replyCount = 0;</text:p>
      <text:p text:style-name="P44"><text:span text:style-name="T11"><text:s text:c="3"/></text:span>private BinarySemaphore s = new BinarySemaphore(1);</text:p>
      <text:p text:style-name="P44"><text:span text:style-name="T11"><text:s text:c="3"/></text:span>private BinarySemaphore wakeUp = new BinarySemaphore(0);</text:p>
      <text:p text:style-name="P44"><text:span text:style-name="T11"><text:s text:c="3"/></text:span>private boolean[] deferred = null;</text:p>
      <text:p text:style-name="P44"/>
      <text:p text:style-name="P44"><text:span text:style-name="T11"><text:s text:c="3"/></text:span>public Node(String name, int id, int numNodes,</text:p>
      <text:p text:style-name="P44"><text:span text:style-name="T11"><text:s text:c="9"/></text:span>int napOutsideCS, int napInsideCS,</text:p>
      <text:p text:style-name="P44"><text:span text:style-name="T11"><text:s text:c="9"/></text:span>MessagePassing[] requestChannel, MessagePassing replyChannel[],</text:p>
      <text:p text:style-name="P44"><text:span text:style-name="T11"><text:s text:c="9"/></text:span>MessagePassing requestsToMe, MessagePassing repliesToMe) {</text:p>
      <text:p text:style-name="P44"><text:span text:style-name="T11"><text:s text:c="6"/></text:span>super(name + " " + id);</text:p>
      <text:p text:style-name="P44"><text:span text:style-name="T11"><text:s text:c="6"/></text:span>this.id = id;</text:p>
      <text:p text:style-name="P44"><text:span text:style-name="T11"><text:s text:c="6"/></text:span>this.numNodes = numNodes;</text:p>
      <text:p text:style-name="P44"><text:span text:style-name="T11"><text:s text:c="6"/></text:span>this.napOutsideCS = napOutsideCS;</text:p>
      <text:p text:style-name="P44"><text:span text:style-name="T11"><text:s text:c="6"/></text:span>this.napInsideCS = napInsideCS;</text:p>
      <text:p text:style-name="P44"><text:span text:style-name="T11"><text:s text:c="6"/></text:span>this.requestChannel = requestChannel;</text:p>
      <text:p text:style-name="P44"><text:span text:style-name="T11"><text:s text:c="6"/></text:span>this.replyChannel = replyChannel;</text:p>
      <text:p text:style-name="P44"><text:span text:style-name="T11"><text:s text:c="6"/></text:span>this.requestsToMe = requestsToMe;</text:p>
      <text:p text:style-name="P44"><text:span text:style-name="T11"><text:s text:c="6"/></text:span>this.repliesToMe = repliesToMe;</text:p>
      <text:p text:style-name="P44"><text:span text:style-name="T11"><text:s text:c="6"/></text:span>deferred = new boolean[numNodes];</text:p>
      <text:p text:style-name="P44"><text:span text:style-name="T11"><text:s text:c="6"/></text:span>for (int i = 0; i &lt; numNodes; i++) deferred[i] = false;</text:p>
      <text:p text:style-name="P44"><text:span text:style-name="T11"><text:s text:c="6"/></text:span>System.out.println(getName() + " is alive, napOutsideCS="</text:p>
      <text:p text:style-name="P44"><text:span text:style-name="T11"><text:s text:c="9"/></text:span>+ napOutsideCS + ", napInsideCS=" + napInsideCS);</text:p>
      <text:p text:style-name="P44"><text:span text:style-name="T11"><text:s text:c="6"/></text:span>new Thread(this).start();</text:p>
      <text:p text:style-name="P44"><text:span text:style-name="T11"><text:s text:c="3"/></text:span>}</text:p>
      <text:p text:style-name="P44"/>
      <text:p text:style-name="P44"><text:span text:style-name="T11"><text:s text:c="3"/></text:span>public void run() { // start three different threads in the same object</text:p>
      <text:p text:style-name="P44"><text:span text:style-name="T11"><text:s text:c="6"/></text:span>int meDo = whichOne++;</text:p>
      <text:p text:style-name="P44"><text:span text:style-name="T11"><text:s text:c="6"/></text:span>if (meDo == MAIN) {</text:p>
      <text:p text:style-name="P44"><text:span text:style-name="T11"><text:s text:c="9"/></text:span>new Thread(this).start();</text:p>
      <text:p text:style-name="P44"><text:span text:style-name="T11"><text:s text:c="9"/></text:span>main();</text:p>
      <text:p text:style-name="P44"><text:span text:style-name="T11"><text:s text:c="6"/></text:span>} else if (meDo == REQUESTS) {</text:p>
      <text:p text:style-name="P44"><text:span text:style-name="T11"><text:s text:c="9"/></text:span>new Thread(this).start();</text:p>
      <text:p text:style-name="P44"><text:span text:style-name="T11"><text:s text:c="9"/></text:span>handleRequests();</text:p>
      <text:p text:style-name="P44"><text:span text:style-name="T11"><text:s text:c="6"/></text:span>} else if (meDo == REPLIES) {</text:p>
      <text:p text:style-name="P44"><text:soft-page-break/><text:span text:style-name="T11"><text:s text:c="9"/></text:span>handleReplies();</text:p>
      <text:p text:style-name="P44"><text:span text:style-name="T11"><text:s text:c="6"/></text:span>}</text:p>
      <text:p text:style-name="P44"><text:span text:style-name="T11"><text:s text:c="3"/></text:span>}</text:p>
      <text:p text:style-name="P44"/>
      <text:p text:style-name="P44"><text:span text:style-name="T11"><text:s text:c="3"/></text:span>private void chooseNumber() {</text:p>
      <text:p text:style-name="P44"><text:span text:style-name="T11"><text:s text:c="6"/></text:span>P(s);</text:p>
      <text:p text:style-name="P44"><text:span text:style-name="T11"><text:s text:c="6"/></text:span>requesting = true;</text:p>
      <text:p text:style-name="P44"><text:span text:style-name="T11"><text:s text:c="6"/></text:span>number = highNumber + 1;</text:p>
      <text:p text:style-name="P44"><text:span text:style-name="T11"><text:s text:c="6"/></text:span>V(s);</text:p>
      <text:p text:style-name="P44"><text:span text:style-name="T11"><text:s text:c="3"/></text:span>}</text:p>
      <text:p text:style-name="P44"/>
      <text:p text:style-name="P44"><text:span text:style-name="T11"><text:s text:c="3"/></text:span>private void sendRequest() {</text:p>
      <text:p text:style-name="P44"><text:span text:style-name="T11"><text:s text:c="6"/></text:span>replyCount = 0;</text:p>
      <text:p text:style-name="P44"><text:span text:style-name="T11"><text:s text:c="6"/></text:span>for (int j = 0; j &lt; numNodes; j++) if (j != id)</text:p>
      <text:p text:style-name="P44"><text:span text:style-name="T11"><text:s text:c="9"/></text:span>send(requestChannel[j], new Message(number, id));</text:p>
      <text:p text:style-name="P44"><text:span text:style-name="T11"><text:s text:c="3"/></text:span>}</text:p>
      <text:p text:style-name="P44"/>
      <text:p text:style-name="P44"><text:span text:style-name="T11"><text:s text:c="3"/></text:span>private void waitForReply() {</text:p>
      <text:p text:style-name="P44"><text:span text:style-name="T11"><text:s text:c="6"/></text:span>P(wakeUp);</text:p>
      <text:p text:style-name="P44"><text:span text:style-name="T11"><text:s text:c="3"/></text:span>}</text:p>
      <text:p text:style-name="P44"/>
      <text:p text:style-name="P44"><text:span text:style-name="T11"><text:s text:c="3"/></text:span>private void replyToDeferredNodes() {</text:p>
      <text:p text:style-name="P44"><text:span text:style-name="T11"><text:s text:c="6"/></text:span>P(s);</text:p>
      <text:p text:style-name="P44"><text:span text:style-name="T11"><text:s text:c="6"/></text:span>requesting = false;</text:p>
      <text:p text:style-name="P44"><text:span text:style-name="T11"><text:s text:c="6"/></text:span>V(s);</text:p>
      <text:p text:style-name="P44"><text:span text:style-name="T11"><text:s text:c="6"/></text:span>for (int j = 0; j &lt; numNodes; j++) {</text:p>
      <text:p text:style-name="P44"><text:span text:style-name="T11"><text:s text:c="9"/></text:span>if (deferred[j]) {</text:p>
      <text:p text:style-name="P44"><text:span text:style-name="T11"><text:s text:c="12"/></text:span>deferred[j] = false;</text:p>
      <text:p text:style-name="P44"><text:span text:style-name="T11"><text:s text:c="12"/></text:span>send(replyChannel[j], id);</text:p>
      <text:p text:style-name="P44"><text:span text:style-name="T11"><text:s text:c="9"/></text:span>}</text:p>
      <text:p text:style-name="P44"><text:span text:style-name="T11"><text:s text:c="6"/></text:span>}</text:p>
      <text:p text:style-name="P44"><text:span text:style-name="T11"><text:s text:c="3"/></text:span>}</text:p>
      <text:p text:style-name="P44"/>
      <text:p text:style-name="P44"><text:span text:style-name="T11"><text:s text:c="3"/></text:span>private void outsideCS() {</text:p>
      <text:p text:style-name="P44"><text:span text:style-name="T11"><text:s text:c="6"/></text:span>int napping;</text:p>
      <text:p text:style-name="P44"><text:span text:style-name="T11"><text:s text:c="6"/></text:span>napping = ((int) random(napOutsideCS)) + 1;</text:p>
      <text:p text:style-name="P44"><text:span text:style-name="T11"><text:s text:c="6"/></text:span>System.out.println("age()=" + age() + ", " + getName()</text:p>
      <text:p text:style-name="P44"><text:span text:style-name="T11"><text:s text:c="9"/></text:span>+ " napping outside CS for " + napping + " ms");</text:p>
      <text:p text:style-name="P44"><text:span text:style-name="T11"><text:s text:c="6"/></text:span>nap(napping);</text:p>
      <text:p text:style-name="P44"><text:span text:style-name="T11"><text:s text:c="3"/></text:span>}</text:p>
      <text:p text:style-name="P44"/>
      <text:p text:style-name="P44"><text:span text:style-name="T11"><text:s text:c="3"/></text:span>private void insideCS() {</text:p>
      <text:p text:style-name="P44"><text:span text:style-name="T11"><text:s text:c="6"/></text:span>int napping;</text:p>
      <text:p text:style-name="P44"><text:span text:style-name="T11"><text:s text:c="6"/></text:span>napping = ((int) random(napInsideCS)) + 1;</text:p>
      <text:p text:style-name="P44"><text:span text:style-name="T11"><text:s text:c="6"/></text:span>System.out.println("age()=" + age() + ", " + getName()</text:p>
      <text:p text:style-name="P44"><text:span text:style-name="T11"><text:s text:c="9"/></text:span>+ " napping inside CS for " + napping + " ms");</text:p>
      <text:p text:style-name="P44"><text:span text:style-name="T11"><text:s text:c="6"/></text:span>nap(napping);</text:p>
      <text:p text:style-name="P44"><text:span text:style-name="T11"><text:s text:c="3"/></text:span>}</text:p>
      <text:p text:style-name="P44"/>
      <text:p text:style-name="P44"><text:span text:style-name="T11"><text:s text:c="3"/></text:span>private void main() {</text:p>
      <text:p text:style-name="P44"><text:span text:style-name="T11"><text:s text:c="6"/></text:span>while (true) {</text:p>
      <text:p text:style-name="P44"><text:span text:style-name="T11"><text:s text:c="9"/></text:span>outsideCS();</text:p>
      <text:p text:style-name="P44"><text:span text:style-name="T11"><text:s text:c="9"/></text:span>System.out.println("age()=" + age() + ", node " + id</text:p>
      <text:p text:style-name="P44"><text:span text:style-name="T11"><text:s text:c="12"/></text:span>+ " wants to enter its critical section");</text:p>
      <text:p text:style-name="P44"><text:span text:style-name="T11"><text:s text:c="9"/></text:span>chooseNumber(); <text:s text:c="14"/>// PRE-PROTOCOL</text:p>
      <text:p text:style-name="P44"><text:span text:style-name="T11"><text:s text:c="9"/></text:span>sendRequest(); <text:s text:c="15"/>// <text:s text:c="5"/>"</text:p>
      <text:p text:style-name="P44"><text:span text:style-name="T11"><text:s text:c="9"/></text:span>waitForReply(); <text:s text:c="14"/>// <text:s text:c="5"/>"</text:p>
      <text:p text:style-name="P44"><text:span text:style-name="T11"><text:s text:c="9"/></text:span>insideCS();</text:p>
      <text:p text:style-name="P44"><text:span text:style-name="T11"><text:s text:c="9"/></text:span>System.out.println("age()=" + age() + ", node " + id</text:p>
      <text:p text:style-name="P44"><text:span text:style-name="T11"><text:s text:c="12"/></text:span>+ " has now left its critical section");</text:p>
      <text:p text:style-name="P44"><text:span text:style-name="T11"><text:s text:c="9"/></text:span>replyToDeferredNodes(); <text:s text:c="6"/>// POST-PROTOCOL</text:p>
      <text:p text:style-name="P44"><text:span text:style-name="T11"><text:s text:c="6"/></text:span>}</text:p>
      <text:p text:style-name="P44"><text:span text:style-name="T11"><text:s text:c="3"/></text:span>}</text:p>
      <text:p text:style-name="P44"><text:soft-page-break/></text:p>
      <text:p text:style-name="P44"><text:span text:style-name="T11"><text:s text:c="3"/></text:span>private void handleRequests() {</text:p>
      <text:p text:style-name="P44"><text:span text:style-name="T11"><text:s text:c="6"/></text:span>while (true) {</text:p>
      <text:p text:style-name="P44"><text:span text:style-name="T11"><text:s text:c="9"/></text:span>Message m = (Message) receive(requestsToMe);</text:p>
      <text:p text:style-name="P44"><text:span text:style-name="T11"><text:s text:c="9"/></text:span>int receivedNumber = m.number;</text:p>
      <text:p text:style-name="P44"><text:span text:style-name="T11"><text:s text:c="9"/></text:span>int receivedID = m.id;</text:p>
      <text:p text:style-name="P44"><text:span text:style-name="T11"><text:s text:c="9"/></text:span>highNumber = Math.max(highNumber, receivedNumber);</text:p>
      <text:p text:style-name="P44"><text:span text:style-name="T11"><text:s text:c="9"/></text:span>P(s);</text:p>
      <text:p text:style-name="P44"><text:span text:style-name="T11"><text:s text:c="9"/></text:span>boolean decideToDefer = requesting &amp;&amp; (number &lt; receivedNumber</text:p>
      <text:p text:style-name="P44"><text:span text:style-name="T11"><text:s text:c="12"/></text:span>|| (number == receivedNumber &amp;&amp; id &lt; receivedID));</text:p>
      <text:p text:style-name="P44"><text:span text:style-name="T11"><text:s text:c="9"/></text:span>if (decideToDefer) deferred[receivedID] = true;</text:p>
      <text:p text:style-name="P44"><text:span text:style-name="T11"><text:s text:c="9"/></text:span>else send(replyChannel[receivedID], id);</text:p>
      <text:p text:style-name="P44"><text:span text:style-name="T11"><text:s text:c="9"/></text:span>V(s);</text:p>
      <text:p text:style-name="P44"><text:span text:style-name="T11"><text:s text:c="6"/></text:span>}</text:p>
      <text:p text:style-name="P44"><text:span text:style-name="T11"><text:s text:c="3"/></text:span>}</text:p>
      <text:p text:style-name="P44"/>
      <text:p text:style-name="P44"><text:span text:style-name="T11"><text:s text:c="3"/></text:span>private void handleReplies() {</text:p>
      <text:p text:style-name="P44"><text:span text:style-name="T11"><text:s text:c="6"/></text:span>while (true) {</text:p>
      <text:p text:style-name="P44"><text:span text:style-name="T11"><text:s text:c="9"/></text:span>int receivedID = receiveInt(repliesToMe);</text:p>
      <text:p text:style-name="P44"><text:span text:style-name="T11"><text:s text:c="9"/></text:span>replyCount++;</text:p>
      <text:p text:style-name="P44"><text:span text:style-name="T11"><text:s text:c="9"/></text:span>if (replyCount == numNodes - 1) V(wakeUp);</text:p>
      <text:p text:style-name="P44"><text:span text:style-name="T11"><text:s text:c="6"/></text:span>}</text:p>
      <text:p text:style-name="P44"><text:span text:style-name="T11"><text:s text:c="3"/></text:span>}</text:p>
      <text:p text:style-name="P44">}</text:p>
      <text:p text:style-name="P44"/>
      <text:p text:style-name="P44">class DistributedMutualExclusion extends MyObject {</text:p>
      <text:p text:style-name="P44"/>
      <text:p text:style-name="P44"><text:span text:style-name="T11"><text:s text:c="3"/></text:span>public static void main(String[] args) {</text:p>
      <text:p text:style-name="P44"/>
      <text:p text:style-name="P44"><text:span text:style-name="T11"><text:s text:c="6"/></text:span>// parse command line options, if any, to override defaults</text:p>
      <text:p text:style-name="P44"><text:span text:style-name="T11"><text:s text:c="6"/></text:span>GetOpt go = new GetOpt(args, "Un:R:");</text:p>
      <text:p text:style-name="P44"><text:span text:style-name="T11"><text:s text:c="6"/></text:span>String usage = "Usage: -n numNodes -R runTime"</text:p>
      <text:p text:style-name="P44"><text:span text:style-name="T11"><text:s text:c="9"/></text:span>+ " napOutsideCS[i] napInsideCS[i] i=0,1,...";</text:p>
      <text:p text:style-name="P44"><text:span text:style-name="T11"><text:s text:c="6"/></text:span>go.optErr = true;</text:p>
      <text:p text:style-name="P44"><text:span text:style-name="T11"><text:s text:c="6"/></text:span>int ch = -1;</text:p>
      <text:p text:style-name="P44"><text:span text:style-name="T11"><text:s text:c="6"/></text:span>int numNodes = 5;</text:p>
      <text:p text:style-name="P44"><text:span text:style-name="T11"><text:s text:c="6"/></text:span>int runTime = 60; <text:s text:c="5"/>// seconds</text:p>
      <text:p text:style-name="P44"><text:span text:style-name="T11"><text:s text:c="6"/></text:span>while ((ch = go.getopt()) != go.optEOF) {</text:p>
      <text:p text:style-name="P44"><text:span text:style-name="T11"><text:s text:c="9"/></text:span>if <text:s text:c="5"/>((char)ch == 'U') {</text:p>
      <text:p text:style-name="P44"><text:span text:style-name="T11"><text:s text:c="12"/></text:span>System.out.println(usage); <text:s/>System.exit(0);</text:p>
      <text:p text:style-name="P44"><text:span text:style-name="T11"><text:s text:c="9"/></text:span>}</text:p>
      <text:p text:style-name="P44"><text:span text:style-name="T11"><text:s text:c="9"/></text:span>else if ((char)ch == 'n')</text:p>
      <text:p text:style-name="P44"><text:span text:style-name="T11"><text:s text:c="12"/></text:span>numNodes = go.processArg(go.optArgGet(), numNodes);</text:p>
      <text:p text:style-name="P44"><text:span text:style-name="T11"><text:s text:c="9"/></text:span>else if ((char)ch == 'R')</text:p>
      <text:p text:style-name="P44"><text:span text:style-name="T11"><text:s text:c="12"/></text:span>runTime = go.processArg(go.optArgGet(), runTime);</text:p>
      <text:p text:style-name="P44"><text:span text:style-name="T11"><text:s text:c="9"/></text:span>else {</text:p>
      <text:p text:style-name="P44"><text:span text:style-name="T11"><text:s text:c="12"/></text:span>System.err.println(usage); <text:s/>System.exit(1);</text:p>
      <text:p text:style-name="P44"><text:span text:style-name="T11"><text:s text:c="9"/></text:span>}</text:p>
      <text:p text:style-name="P44"><text:span text:style-name="T11"><text:s text:c="6"/></text:span>}</text:p>
      <text:p text:style-name="P44"><text:span text:style-name="T11"><text:s text:c="6"/></text:span>System.out.println("DistributedMutualExclusion: numNodes="</text:p>
      <text:p text:style-name="P44"><text:span text:style-name="T11"><text:s text:c="9"/></text:span>+ numNodes + ", runTime=" + runTime);</text:p>
      <text:p text:style-name="P44"/>
      <text:p text:style-name="P44"><text:span text:style-name="T11"><text:s text:c="6"/></text:span>// process non-option command line arguments</text:p>
      <text:p text:style-name="P44"><text:span text:style-name="T11"><text:s text:c="6"/></text:span>int[] napOutsideCS = new int[numNodes];</text:p>
      <text:p text:style-name="P44"><text:span text:style-name="T11"><text:s text:c="6"/></text:span>int[] napInsideCS = new int[numNodes];</text:p>
      <text:p text:style-name="P44"><text:span text:style-name="T11"><text:s text:c="6"/></text:span>int argNum = go.optIndexGet();</text:p>
      <text:p text:style-name="P44"><text:span text:style-name="T11"><text:s text:c="6"/></text:span>for (int i = 0; i &lt; numNodes; i++) {</text:p>
      <text:p text:style-name="P44"><text:span text:style-name="T11"><text:s text:c="9"/></text:span>napOutsideCS[i] = go.tryArg(argNum++, 8);</text:p>
      <text:p text:style-name="P44"><text:span text:style-name="T11"><text:s text:c="9"/></text:span>napInsideCS[i] = go.tryArg(argNum++, 2);</text:p>
      <text:p text:style-name="P44"><text:span text:style-name="T11"><text:s text:c="6"/></text:span>}</text:p>
      <text:p text:style-name="P44"><text:span text:style-name="T11"><text:s text:c="6"/></text:span>// create communication channels</text:p>
      <text:p text:style-name="P44"><text:span text:style-name="T11"><text:s text:c="6"/></text:span>MessagePassing[] requestChannel = null, replyChannel = null,</text:p>
      <text:p text:style-name="P44"><text:span text:style-name="T11"><text:s text:c="9"/></text:span>requestChannelS = null, requestChannelR = null,</text:p>
      <text:p text:style-name="P44"><text:soft-page-break/><text:span text:style-name="T11"><text:s text:c="9"/></text:span>replyChannelS = null, replyChannelR = null;</text:p>
      <text:p text:style-name="P44"><text:span text:style-name="T11"><text:s text:c="6"/></text:span>requestChannel = new MessagePassing[numNodes];</text:p>
      <text:p text:style-name="P44"><text:span text:style-name="T11"><text:s text:c="6"/></text:span>replyChannel = new MessagePassing[numNodes];</text:p>
      <text:p text:style-name="P44"><text:span text:style-name="T11"><text:s text:c="6"/></text:span>requestChannelS = new MessagePassing[numNodes];</text:p>
      <text:p text:style-name="P44"><text:span text:style-name="T11"><text:s text:c="6"/></text:span>replyChannelS = new MessagePassing[numNodes];</text:p>
      <text:p text:style-name="P44"><text:span text:style-name="T11"><text:s text:c="6"/></text:span>requestChannelR = new MessagePassing[numNodes];</text:p>
      <text:p text:style-name="P44"><text:span text:style-name="T11"><text:s text:c="6"/></text:span>replyChannelR = new MessagePassing[numNodes];</text:p>
      <text:p text:style-name="P44"><text:span text:style-name="T11"><text:s text:c="6"/></text:span>for (int i = 0; i &lt; numNodes; i++) {</text:p>
      <text:p text:style-name="P44"><text:span text:style-name="T11"><text:s text:c="9"/></text:span>requestChannel[i] = new AsyncMessagePassing();</text:p>
      <text:p text:style-name="P44"><text:span text:style-name="T11"><text:s text:c="9"/></text:span>replyChannel[i] = new AsyncMessagePassing();</text:p>
      <text:p text:style-name="P44"><text:span text:style-name="T11"><text:s text:c="9"/></text:span>requestChannelS[i] = new MessagePassingSendOnly(requestChannel[i]);</text:p>
      <text:p text:style-name="P44"><text:span text:style-name="T11"><text:s text:c="9"/></text:span>replyChannelS[i] = new MessagePassingSendOnly(replyChannel[i]);</text:p>
      <text:p text:style-name="P44"><text:span text:style-name="T11"><text:s text:c="9"/></text:span>requestChannelR[i] = new MessagePassingReceiveOnly(requestChannel[i]);</text:p>
      <text:p text:style-name="P44"><text:span text:style-name="T11"><text:s text:c="9"/></text:span>replyChannelR[i] = new MessagePassingReceiveOnly(replyChannel[i]);</text:p>
      <text:p text:style-name="P44"><text:span text:style-name="T11"><text:s text:c="6"/></text:span>}</text:p>
      <text:p text:style-name="P44"/>
      <text:p text:style-name="P44"><text:span text:style-name="T11"><text:s text:c="6"/></text:span>// create the Nodes (they start their own threads)</text:p>
      <text:p text:style-name="P44"><text:span text:style-name="T11"><text:s text:c="6"/></text:span>for (int i = 0; i &lt; numNodes; i++)</text:p>
      <text:p text:style-name="P44"><text:span text:style-name="T11"><text:s text:c="9"/></text:span>new Node("Node", i, numNodes,</text:p>
      <text:p text:style-name="P44"><text:span text:style-name="T11"><text:s text:c="12"/></text:span>napOutsideCS[i]*1000, napInsideCS[i]*1000,</text:p>
      <text:p text:style-name="P44"><text:span text:style-name="T11"><text:s text:c="12"/></text:span>requestChannelS, replyChannelS,</text:p>
      <text:p text:style-name="P44"><text:span text:style-name="T11"><text:s text:c="12"/></text:span>requestChannelR[i], replyChannelR[i]);</text:p>
      <text:p text:style-name="P44"><text:span text:style-name="T11"><text:s text:c="6"/></text:span>System.out.println("All Nodes created");</text:p>
      <text:p text:style-name="P44"/>
      <text:p text:style-name="P44"><text:span text:style-name="T11"><text:s text:c="6"/></text:span>// let the Nodes run for a while</text:p>
      <text:p text:style-name="P44"><text:span text:style-name="T11"><text:s text:c="6"/></text:span>nap(runTime*1000);</text:p>
      <text:p text:style-name="P44"><text:span text:style-name="T11"><text:s text:c="6"/></text:span>System.out.println("age()=" + age()</text:p>
      <text:p text:style-name="P44"><text:span text:style-name="T11"><text:s text:c="9"/></text:span>+ ", time to stop the threads and exit");</text:p>
      <text:p text:style-name="P44"><text:span text:style-name="T11"><text:s text:c="6"/></text:span>System.exit(0);</text:p>
      <text:p text:style-name="P44"><text:span text:style-name="T11"><text:s text:c="3"/></text:span>}</text:p>
      <text:p text:style-name="P44">}</text:p>
      <text:p text:style-name="P44"/>
      <text:p text:style-name="P18"/>
      <text:p text:style-name="P18"/>
      <text:p text:style-name="P18"/>
      <text:p text:style-name="P18">Output:</text:p>
      <text:p text:style-name="P45"/>
      <text:p text:style-name="P44">\Java\RND\Advanced&gt;javac dimu.java</text:p>
      <text:p text:style-name="P44"/>
      <text:p text:style-name="P44">\Java\RND\Advanced &gt;java DistributedMutualExclusion -R20</text:p>
      <text:p text:style-name="P44">DistributedMutualExclusion: numNodes=5, runTime=20</text:p>
      <text:p text:style-name="P44">Node 0 is alive, napOutsideCS=8000, napInsideCS=2000</text:p>
      <text:p text:style-name="P44">Node 1 is alive, napOutsideCS=8000, napInsideCS=2000</text:p>
      <text:p text:style-name="P44">Node 2 is alive, napOutsideCS=8000, napInsideCS=2000</text:p>
      <text:p text:style-name="P44">Node 3 is alive, napOutsideCS=8000, napInsideCS=2000</text:p>
      <text:p text:style-name="P44">Node 4 is alive, napOutsideCS=8000, napInsideCS=2000</text:p>
      <text:p text:style-name="P44">age()=170, Node 1 napping outside CS for 2719 ms</text:p>
      <text:p text:style-name="P44">age()=170, Node 2 napping outside CS for 279 ms</text:p>
      <text:p text:style-name="P44">All Nodes created</text:p>
      <text:p text:style-name="P44">age()=170, Node 3 napping outside CS for 2355 ms</text:p>
      <text:p text:style-name="P44">age()=220, Node 0 napping outside CS for 2393 ms</text:p>
      <text:p text:style-name="P44">age()=220, Node 4 napping outside CS for 8 ms</text:p>
      <text:p text:style-name="P44">age()=220, node 4 wants to enter its critical section</text:p>
      <text:p text:style-name="P44">age()=330, Node 4 napping inside CS for 911 ms</text:p>
      <text:p text:style-name="P44">age()=440, node 2 wants to enter its critical section</text:p>
      <text:p text:style-name="P44">age()=1260, node 4 has now left its critical section</text:p>
      <text:p text:style-name="P44">age()=1260, Node 4 napping outside CS for 4042 ms</text:p>
      <text:p text:style-name="P44">age()=1260, Node 2 napping inside CS for 183 ms</text:p>
      <text:p text:style-name="P44">age()=1480, node 2 has now left its critical section</text:p>
      <text:p text:style-name="P44">age()=1480, Node 2 napping outside CS for 7335 ms</text:p>
      <text:p text:style-name="P44"><text:soft-page-break/>age()=2530, node 3 wants to enter its critical section</text:p>
      <text:p text:style-name="P44">age()=2530, Node 3 napping inside CS for 741 ms</text:p>
      <text:p text:style-name="P44">age()=2580, node 0 wants to enter its critical section</text:p>
      <text:p text:style-name="P44">age()=2860, node 1 wants to enter its critical section</text:p>
      <text:p text:style-name="P44">age()=3300, node 3 has now left its critical section</text:p>
      <text:p text:style-name="P44">age()=3300, Node 3 napping outside CS for 6849 ms</text:p>
      <text:p text:style-name="P44">age()=3300, Node 0 napping inside CS for 1710 ms</text:p>
      <text:p text:style-name="P44">age()=5000, node 0 has now left its critical section</text:p>
      <text:p text:style-name="P44">age()=5000, Node 0 napping outside CS for 5253 ms</text:p>
      <text:p text:style-name="P44">age()=5000, Node 1 napping inside CS for 1694 ms</text:p>
      <text:p text:style-name="P44">age()=5330, node 4 wants to enter its critical section</text:p>
      <text:p text:style-name="P44">age()=6700, node 1 has now left its critical section</text:p>
      <text:p text:style-name="P44">age()=6700, Node 1 napping outside CS for 3063 ms</text:p>
      <text:p text:style-name="P44">age()=6700, Node 4 napping inside CS for 397 ms</text:p>
      <text:p text:style-name="P44">age()=7140, node 4 has now left its critical section</text:p>
      <text:p text:style-name="P44">age()=7140, Node 4 napping outside CS for 3687 ms</text:p>
      <text:p text:style-name="P44">age()=8790, node 2 wants to enter its critical section</text:p>
      <text:p text:style-name="P44">age()=8790, Node 2 napping inside CS for 102 ms</text:p>
      <text:p text:style-name="P44">age()=8900, node 2 has now left its critical section</text:p>
      <text:p text:style-name="P44">age()=8900, Node 2 napping outside CS for 1174 ms</text:p>
      <text:p text:style-name="P44">age()=9780, node 1 wants to enter its critical section</text:p>
      <text:p text:style-name="P44">age()=9780, Node 1 napping inside CS for 1617 ms</text:p>
      <text:p text:style-name="P44">age()=10110, node 2 wants to enter its critical section</text:p>
      <text:p text:style-name="P44">age()=10160, node 3 wants to enter its critical section</text:p>
      <text:p text:style-name="P44">age()=10270, node 0 wants to enter its critical section</text:p>
      <text:p text:style-name="P44">age()=10820, node 4 wants to enter its critical section</text:p>
      <text:p text:style-name="P44">age()=11430, node 1 has now left its critical section</text:p>
      <text:p text:style-name="P44">age()=11430, Node 1 napping outside CS for 5326 ms</text:p>
      <text:p text:style-name="P44">age()=11430, Node 2 napping inside CS for 628 ms</text:p>
      <text:p text:style-name="P44">age()=12090, node 2 has now left its critical section</text:p>
      <text:p text:style-name="P44">age()=12090, Node 2 napping outside CS for 4970 ms</text:p>
      <text:p text:style-name="P44">age()=12090, Node 3 napping inside CS for 545 ms</text:p>
      <text:p text:style-name="P44">age()=12630, node 3 has now left its critical section</text:p>
      <text:p text:style-name="P44">age()=12630, Node 3 napping outside CS for 7989 ms</text:p>
      <text:p text:style-name="P44">age()=12630, Node 0 napping inside CS for 904 ms</text:p>
      <text:p text:style-name="P44">age()=13510, node 0 has now left its critical section</text:p>
      <text:p text:style-name="P44">age()=13510, Node 0 napping outside CS for 4162 ms</text:p>
      <text:p text:style-name="P44">age()=13510, Node 4 napping inside CS for 1440 ms</text:p>
      <text:p text:style-name="P44">age()=15000, node 4 has now left its critical section</text:p>
      <text:p text:style-name="P44">age()=15000, Node 4 napping outside CS for 2578 ms</text:p>
      <text:p text:style-name="P44">age()=16750, node 1 wants to enter its critical section</text:p>
      <text:p text:style-name="P44">age()=16750, Node 1 napping inside CS for 123 ms</text:p>
      <text:p text:style-name="P44">age()=16860, node 1 has now left its critical section</text:p>
      <text:p text:style-name="P44">age()=16860, Node 1 napping outside CS for 3709 ms</text:p>
      <text:p text:style-name="P44">age()=17030, node 2 wants to enter its critical section</text:p>
      <text:p text:style-name="P44">age()=17030, Node 2 napping inside CS for 97 ms</text:p>
      <text:p text:style-name="P44">age()=17140, node 2 has now left its critical section</text:p>
      <text:p text:style-name="P44">age()=17140, Node 2 napping outside CS for 7901 ms</text:p>
      <text:p text:style-name="P44">age()=17580, node 4 wants to enter its critical section</text:p>
      <text:p text:style-name="P44">age()=17580, Node 4 napping inside CS for 1695 ms</text:p>
      <text:p text:style-name="P44">age()=17690, node 0 wants to enter its critical section</text:p>
      <text:p text:style-name="P44">age()=19280, node 4 has now left its critical section</text:p>
      <text:p text:style-name="P44">age()=19280, Node 4 napping outside CS for 3751 ms</text:p>
      <text:p text:style-name="P44">age()=19280, Node 0 napping inside CS for 869 ms</text:p>
      <text:p text:style-name="P44">age()=20160, node 0 has now left its critical section</text:p>
      <text:p text:style-name="P44">age()=20160, Node 0 napping outside CS for 6489 ms</text:p>
      <text:p text:style-name="P44">age()=20160, time to stop the threads and exit</text:p>
      <text:p text:style-name="P46"><text:span text:style-name="T11"><text:s text:c="44"/></text:span>... end of example run(s) <text:s/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Courier New1" svg:font-family="'Courier New'" style:font-family-generic="modern"/>
    <style:font-face style:name="Courier" svg:font-family="Courier, 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079cm" fo:margin-bottom="0.45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TML_20_Preformatted" style:display-name="HTML Preformatted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444444" style:font-name="Courier" fo:font-family="Courier, 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fo:color="#444444" style:font-name="Courier" fo:font-family="Courier, 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4:54:08.129741190</meta:creation-date>
    <dc:date>2017-09-26T15:47:45.789524390</dc:date>
    <meta:editing-duration>PT43M29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24" meta:paragraph-count="928" meta:word-count="3151" meta:character-count="28893" meta:non-whitespace-character-count="23249"/>
  </office:meta>
</office:document-meta>
</file>